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office:font-face-decls>
  <office:automatic-styles>
    <style:style style:name="Таблиця2" style:family="table">
      <style:table-properties style:width="17cm" style:rel-width="100%" table:align="left"/>
    </style:style>
    <style:style style:name="Таблиця2.A" style:family="table-column">
      <style:table-column-properties style:column-width="2.718cm" style:rel-column-width="10480*"/>
    </style:style>
    <style:style style:name="Таблиця2.B" style:family="table-column">
      <style:table-column-properties style:column-width="3.739cm" style:rel-column-width="14418*"/>
    </style:style>
    <style:style style:name="Таблиця2.C" style:family="table-column">
      <style:table-column-properties style:column-width="10.541cm" style:rel-column-width="40635*"/>
    </style:style>
    <style:style style:name="Таблиця2.A1" style:family="table-cell">
      <style:table-cell-properties style:vertical-align="middle" fo:padding="0.053cm" fo:border-left="0.75pt solid #cccccc" fo:border-right="0.75pt solid #cccccc" fo:border-top="0.75pt solid #cccccc" fo:border-bottom="0.05pt solid #cccccc"/>
    </style:style>
    <style:style style:name="Таблиця2.B1" style:family="table-cell">
      <style:table-cell-properties style:vertical-align="middle" fo:padding="0.053cm" fo:border-left="0.05pt solid #cccccc" fo:border-right="0.75pt solid #cccccc" fo:border-top="0.75pt solid #cccccc" fo:border-bottom="0.05pt solid #cccccc"/>
    </style:style>
    <style:style style:name="Таблиця2.A2" style:family="table-cell">
      <style:table-cell-properties style:vertical-align="middle" fo:padding="0.053cm" fo:border-left="0.75pt solid #cccccc" fo:border-right="0.75pt solid #cccccc" fo:border-top="none" fo:border-bottom="0.05pt solid #cccccc"/>
    </style:style>
    <style:style style:name="Таблиця2.B2" style:family="table-cell">
      <style:table-cell-properties style:vertical-align="middle" fo:padding="0.053cm" fo:border-left="0.05pt solid #cccccc" fo:border-right="0.75pt solid #cccccc" fo:border-top="none" fo:border-bottom="0.05pt solid #cccccc"/>
    </style:style>
    <style:style style:name="Таблиця2.A7" style:family="table-cell">
      <style:table-cell-properties style:vertical-align="middle" fo:padding="0.053cm" fo:border-left="0.75pt solid #cccccc" fo:border-right="0.75pt solid #cccccc" fo:border-top="none" fo:border-bottom="0.75pt solid #cccccc"/>
    </style:style>
    <style:style style:name="Таблиця2.B7" style:family="table-cell">
      <style:table-cell-properties style:vertical-align="middle" fo:padding="0.053cm" fo:border-left="0.05pt solid #cccccc" fo:border-right="0.75pt solid #cccccc" fo:border-top="none" fo:border-bottom="0.75pt solid #cccccc"/>
    </style:style>
    <style:style style:name="Таблиця3" style:family="table">
      <style:table-properties style:width="17cm" style:rel-width="100%" table:align="left"/>
    </style:style>
    <style:style style:name="Таблиця3.A" style:family="table-column">
      <style:table-column-properties style:column-width="4.759cm" style:rel-column-width="18347*"/>
    </style:style>
    <style:style style:name="Таблиця3.B" style:family="table-column">
      <style:table-column-properties style:column-width="12.241cm" style:rel-column-width="47187*"/>
    </style:style>
    <style:style style:name="Таблиця3.A1" style:family="table-cell">
      <style:table-cell-properties style:vertical-align="middle" fo:padding="0.053cm" fo:border-left="0.75pt solid #808080" fo:border-right="0.75pt solid #808080" fo:border-top="0.75pt solid #808080" fo:border-bottom="0.05pt solid #808080"/>
    </style:style>
    <style:style style:name="Таблиця3.B1" style:family="table-cell">
      <style:table-cell-properties style:vertical-align="middle" fo:padding="0.053cm" fo:border-left="0.05pt solid #808080" fo:border-right="0.75pt solid #808080" fo:border-top="0.75pt solid #808080" fo:border-bottom="0.05pt solid #808080"/>
    </style:style>
    <style:style style:name="Таблиця3.A2" style:family="table-cell">
      <style:table-cell-properties style:vertical-align="middle" fo:padding="0.053cm" fo:border-left="0.75pt solid #808080" fo:border-right="0.75pt solid #808080" fo:border-top="none" fo:border-bottom="0.05pt solid #808080"/>
    </style:style>
    <style:style style:name="Таблиця3.B2" style:family="table-cell">
      <style:table-cell-properties style:vertical-align="middle" fo:padding="0.053cm" fo:border-left="0.05pt solid #808080" fo:border-right="0.75pt solid #808080" fo:border-top="none" fo:border-bottom="0.05pt solid #808080"/>
    </style:style>
    <style:style style:name="Таблиця3.A4" style:family="table-cell">
      <style:table-cell-properties style:vertical-align="middle" fo:padding="0.053cm" fo:border-left="0.75pt solid #808080" fo:border-right="0.75pt solid #808080" fo:border-top="none" fo:border-bottom="0.75pt solid #808080"/>
    </style:style>
    <style:style style:name="Таблиця3.B4" style:family="table-cell">
      <style:table-cell-properties style:vertical-align="middle" fo:padding="0.053cm" fo:border-left="0.05pt solid #808080" fo:border-right="0.75pt solid #808080" fo:border-top="none" fo:border-bottom="0.75pt solid #808080"/>
    </style:style>
    <style:style style:name="Таблиця4" style:family="table">
      <style:table-properties style:width="17cm" style:rel-width="100%" table:align="left"/>
    </style:style>
    <style:style style:name="Таблиця4.A" style:family="table-column">
      <style:table-column-properties style:column-width="4.249cm" style:rel-column-width="16381*"/>
    </style:style>
    <style:style style:name="Таблиця4.B" style:family="table-column">
      <style:table-column-properties style:column-width="12.751cm" style:rel-column-width="49153*"/>
    </style:style>
    <style:style style:name="Таблиця4.A1" style:family="table-cell">
      <style:table-cell-properties style:vertical-align="middle" fo:padding="0.053cm" fo:border-left="0.75pt solid #808080" fo:border-right="0.75pt solid #808080" fo:border-top="0.75pt solid #808080" fo:border-bottom="0.05pt solid #808080"/>
    </style:style>
    <style:style style:name="Таблиця4.B1" style:family="table-cell">
      <style:table-cell-properties style:vertical-align="middle" fo:padding="0.053cm" fo:border-left="0.05pt solid #808080" fo:border-right="0.75pt solid #808080" fo:border-top="0.75pt solid #808080" fo:border-bottom="0.05pt solid #808080"/>
    </style:style>
    <style:style style:name="Таблиця4.A2" style:family="table-cell">
      <style:table-cell-properties style:vertical-align="middle" fo:padding="0.053cm" fo:border-left="0.75pt solid #808080" fo:border-right="0.75pt solid #808080" fo:border-top="none" fo:border-bottom="0.05pt solid #808080"/>
    </style:style>
    <style:style style:name="Таблиця4.B2" style:family="table-cell">
      <style:table-cell-properties style:vertical-align="middle" fo:padding="0.053cm" fo:border-left="0.05pt solid #808080" fo:border-right="0.75pt solid #808080" fo:border-top="none" fo:border-bottom="0.05pt solid #808080"/>
    </style:style>
    <style:style style:name="Таблиця4.3" style:family="table-row">
      <style:table-row-properties style:min-row-height="4.736cm"/>
    </style:style>
    <style:style style:name="Таблиця4.A4" style:family="table-cell">
      <style:table-cell-properties style:vertical-align="middle" fo:padding="0.053cm" fo:border-left="0.75pt solid #808080" fo:border-right="0.75pt solid #808080" fo:border-top="none" fo:border-bottom="0.75pt solid #808080"/>
    </style:style>
    <style:style style:name="Таблиця4.B4" style:family="table-cell">
      <style:table-cell-properties style:vertical-align="middle" fo:padding="0.053cm" fo:border-left="0.05pt solid #808080" fo:border-right="0.75pt solid #808080" fo:border-top="none" fo:border-bottom="0.75pt solid #808080"/>
    </style:style>
    <style:style style:name="Таблиця5" style:family="table">
      <style:table-properties style:width="17cm" style:rel-width="100%" table:align="left"/>
    </style:style>
    <style:style style:name="Таблиця5.A" style:family="table-column">
      <style:table-column-properties style:column-width="6.498cm" style:rel-column-width="25049*"/>
    </style:style>
    <style:style style:name="Таблиця5.B" style:family="table-column">
      <style:table-column-properties style:column-width="10.502cm" style:rel-column-width="40486*"/>
    </style:style>
    <style:style style:name="Таблиця5.A1" style:family="table-cell">
      <style:table-cell-properties style:vertical-align="middle" fo:padding="0.053cm" fo:border-left="0.75pt solid #cccccc" fo:border-right="0.75pt solid #cccccc" fo:border-top="0.75pt solid #cccccc" fo:border-bottom="0.05pt solid #cccccc"/>
    </style:style>
    <style:style style:name="Таблиця5.B1" style:family="table-cell">
      <style:table-cell-properties style:vertical-align="middle" fo:padding="0.053cm" fo:border-left="0.05pt solid #cccccc" fo:border-right="0.75pt solid #cccccc" fo:border-top="0.75pt solid #cccccc" fo:border-bottom="0.05pt solid #cccccc"/>
    </style:style>
    <style:style style:name="Таблиця5.A2" style:family="table-cell">
      <style:table-cell-properties style:vertical-align="middle" fo:padding="0.053cm" fo:border-left="0.75pt solid #cccccc" fo:border-right="0.75pt solid #cccccc" fo:border-top="none" fo:border-bottom="0.05pt solid #cccccc"/>
    </style:style>
    <style:style style:name="Таблиця5.B2" style:family="table-cell">
      <style:table-cell-properties style:vertical-align="middle" fo:padding="0.053cm" fo:border-left="0.05pt solid #cccccc" fo:border-right="0.75pt solid #cccccc" fo:border-top="none" fo:border-bottom="0.05pt solid #cccccc"/>
    </style:style>
    <style:style style:name="Таблиця5.A10" style:family="table-cell">
      <style:table-cell-properties style:vertical-align="middle" fo:padding="0.053cm" fo:border-left="0.75pt solid #cccccc" fo:border-right="0.75pt solid #cccccc" fo:border-top="none" fo:border-bottom="0.75pt solid #cccccc"/>
    </style:style>
    <style:style style:name="Таблиця5.B10" style:family="table-cell">
      <style:table-cell-properties style:vertical-align="middle" fo:padding="0.053cm" fo:border-left="0.05pt solid #cccccc" fo:border-right="0.75pt solid #cccccc" fo:border-top="none" fo:border-bottom="0.75pt solid #cccccc"/>
    </style:style>
    <style:style style:name="Таблиця6" style:family="table">
      <style:table-properties style:width="17cm" style:rel-width="100%" table:align="left"/>
    </style:style>
    <style:style style:name="Таблиця6.A" style:family="table-column">
      <style:table-column-properties style:column-width="4.42cm" style:rel-column-width="17038*"/>
    </style:style>
    <style:style style:name="Таблиця6.B" style:family="table-column">
      <style:table-column-properties style:column-width="12.58cm" style:rel-column-width="48496*"/>
    </style:style>
    <style:style style:name="Таблиця6.A1" style:family="table-cell">
      <style:table-cell-properties style:vertical-align="middle" fo:padding="0.053cm" fo:border-left="0.75pt solid #cccccc" fo:border-right="0.75pt solid #cccccc" fo:border-top="0.75pt solid #cccccc" fo:border-bottom="0.05pt solid #cccccc"/>
    </style:style>
    <style:style style:name="Таблиця6.B1" style:family="table-cell">
      <style:table-cell-properties style:vertical-align="middle" fo:padding="0.053cm" fo:border-left="0.05pt solid #cccccc" fo:border-right="0.75pt solid #cccccc" fo:border-top="0.75pt solid #cccccc" fo:border-bottom="0.05pt solid #cccccc"/>
    </style:style>
    <style:style style:name="Таблиця6.A2" style:family="table-cell">
      <style:table-cell-properties style:vertical-align="middle" fo:padding="0.053cm" fo:border-left="0.75pt solid #cccccc" fo:border-right="0.75pt solid #cccccc" fo:border-top="none" fo:border-bottom="0.05pt solid #cccccc"/>
    </style:style>
    <style:style style:name="Таблиця6.B2" style:family="table-cell">
      <style:table-cell-properties style:vertical-align="middle" fo:padding="0.053cm" fo:border-left="0.05pt solid #cccccc" fo:border-right="0.75pt solid #cccccc" fo:border-top="none" fo:border-bottom="0.05pt solid #cccccc"/>
    </style:style>
    <style:style style:name="Таблиця6.A9" style:family="table-cell">
      <style:table-cell-properties style:vertical-align="middle" fo:padding="0.053cm" fo:border-left="0.75pt solid #cccccc" fo:border-right="0.75pt solid #cccccc" fo:border-top="none" fo:border-bottom="0.75pt solid #cccccc"/>
    </style:style>
    <style:style style:name="Таблиця6.B9" style:family="table-cell">
      <style:table-cell-properties style:vertical-align="middle" fo:padding="0.053cm" fo:border-left="0.05pt solid #cccccc" fo:border-right="0.75pt solid #cccccc" fo:border-top="none" fo:border-bottom="0.75pt solid #cccccc"/>
    </style:style>
    <style:style style:name="Таблиця7" style:family="table">
      <style:table-properties style:width="17cm" style:rel-width="100%" table:align="left"/>
    </style:style>
    <style:style style:name="Таблиця7.A" style:family="table-column">
      <style:table-column-properties style:column-width="5.988cm" style:rel-column-width="23084*"/>
    </style:style>
    <style:style style:name="Таблиця7.B" style:family="table-column">
      <style:table-column-properties style:column-width="11.012cm" style:rel-column-width="42451*"/>
    </style:style>
    <style:style style:name="Таблиця7.A1" style:family="table-cell">
      <style:table-cell-properties style:vertical-align="middle" fo:padding="0.053cm" fo:border-left="0.75pt solid #cccccc" fo:border-right="0.75pt solid #cccccc" fo:border-top="0.75pt solid #cccccc" fo:border-bottom="0.05pt solid #cccccc"/>
    </style:style>
    <style:style style:name="Таблиця7.B1" style:family="table-cell">
      <style:table-cell-properties style:vertical-align="middle" fo:padding="0.053cm" fo:border-left="0.05pt solid #cccccc" fo:border-right="0.75pt solid #cccccc" fo:border-top="0.75pt solid #cccccc" fo:border-bottom="0.05pt solid #cccccc"/>
    </style:style>
    <style:style style:name="Таблиця7.A2" style:family="table-cell">
      <style:table-cell-properties style:vertical-align="middle" fo:padding="0.053cm" fo:border-left="0.75pt solid #cccccc" fo:border-right="0.75pt solid #cccccc" fo:border-top="none" fo:border-bottom="0.05pt solid #cccccc"/>
    </style:style>
    <style:style style:name="Таблиця7.B2" style:family="table-cell">
      <style:table-cell-properties style:vertical-align="middle" fo:padding="0.053cm" fo:border-left="0.05pt solid #cccccc" fo:border-right="0.75pt solid #cccccc" fo:border-top="none" fo:border-bottom="0.05pt solid #cccccc"/>
    </style:style>
    <style:style style:name="Таблиця7.A8" style:family="table-cell">
      <style:table-cell-properties style:vertical-align="middle" fo:padding="0.053cm" fo:border-left="0.75pt solid #cccccc" fo:border-right="0.75pt solid #cccccc" fo:border-top="none" fo:border-bottom="0.75pt solid #cccccc"/>
    </style:style>
    <style:style style:name="Таблиця7.B8" style:family="table-cell">
      <style:table-cell-properties style:vertical-align="middle" fo:padding="0.053cm" fo:border-left="0.05pt solid #cccccc" fo:border-right="0.75pt solid #cccccc" fo:border-top="none" fo:border-bottom="0.75pt solid #cccccc"/>
    </style:style>
    <style:style style:name="P1" style:family="paragraph" style:parent-style-name="Horizontal_20_Line">
      <style:paragraph-properties fo:padding="0cm" fo:border-left="none" fo:border-right="none" fo:border-top="none" fo:border-bottom="0.74pt solid #808080"/>
    </style:style>
    <style:style style:name="P2" style:family="paragraph" style:parent-style-name="Preformatted_20_Text">
      <style:paragraph-properties fo:margin-left="0cm" fo:margin-right="0cm" fo:orphans="2" fo:widows="2" fo:text-indent="0cm" style:auto-text-indent="false"/>
      <style:text-properties fo:font-variant="normal" fo:text-transform="none" fo:color="#999999" loext:opacity="100%" style:font-name="Arial" fo:font-size="10pt" fo:letter-spacing="normal" fo:font-style="normal" fo:font-weight="normal"/>
    </style:style>
    <style:style style:name="P3"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 style:family="paragraph" style:parent-style-name="Preformatted_20_Text">
      <style:paragraph-properties fo:orphans="2" fo:widows="2"/>
      <style:text-properties fo:font-variant="normal" fo:text-transform="none" fo:color="#000000" loext:opacity="100%" fo:letter-spacing="normal"/>
    </style:style>
    <style:style style:name="P5" style:family="paragraph" style:parent-style-name="Preformatted_20_Text">
      <style:paragraph-properties fo:margin-top="0cm" fo:margin-bottom="0.499cm" style:contextual-spacing="false" fo:orphans="2" fo:widows="2"/>
      <style:text-properties fo:font-variant="normal" fo:text-transform="none" fo:color="#000000" loext:opacity="100%" style:font-name="Arial" fo:font-size="10pt" fo:letter-spacing="normal" fo:font-style="normal" fo:font-weight="normal"/>
    </style:style>
    <style:style style:name="P6" style:family="paragraph" style:parent-style-name="Quotations">
      <style:text-properties style:font-name="Arial" fo:font-size="10pt"/>
    </style:style>
    <style:style style:name="P7" style:family="paragraph" style:parent-style-name="Quotations">
      <style:paragraph-properties fo:margin-left="2cm" fo:margin-right="2cm" fo:text-indent="0cm" style:auto-text-indent="false"/>
      <style:text-properties style:font-name="Arial" fo:font-size="10pt"/>
    </style:style>
    <style:style style:name="P8" style:family="paragraph" style:parent-style-name="Quotations">
      <style:paragraph-properties fo:margin-left="3cm" fo:margin-right="3cm" fo:text-indent="0cm" style:auto-text-indent="false"/>
      <style:text-properties style:font-name="Arial" fo:font-size="10pt"/>
    </style:style>
    <style:style style:name="P9" style:family="paragraph" style:parent-style-name="Quotations">
      <style:paragraph-properties fo:margin-left="0cm" fo:margin-right="0cm" fo:orphans="2" fo:widows="2" fo:text-indent="0cm" style:auto-text-indent="false"/>
      <style:text-properties fo:font-variant="normal" fo:text-transform="none" fo:color="#000000" loext:opacity="100%" style:font-name="Arial" fo:font-size="10pt" fo:letter-spacing="normal" fo:font-style="normal" fo:font-weight="normal"/>
    </style:style>
    <style:style style:name="P10" style:family="paragraph" style:parent-style-name="Quotations">
      <style:paragraph-properties fo:orphans="2" fo:widows="2"/>
      <style:text-properties fo:font-variant="normal" fo:text-transform="none" fo:color="#000000" loext:opacity="100%" style:font-name="Arial" fo:font-size="10pt" fo:letter-spacing="normal" fo:font-style="normal" fo:font-weight="normal"/>
    </style:style>
    <style:style style:name="P11" style:family="paragraph" style:parent-style-name="Quotations">
      <style:paragraph-properties fo:margin-left="2cm" fo:margin-right="2cm" fo:orphans="2" fo:widows="2" fo:text-indent="0cm" style:auto-text-indent="false"/>
      <style:text-properties fo:font-variant="normal" fo:text-transform="none" fo:color="#000000" loext:opacity="100%" style:font-name="Arial" fo:font-size="10pt" fo:letter-spacing="normal" fo:font-style="normal" fo:font-weight="normal"/>
    </style:style>
    <style:style style:name="P12" style:family="paragraph" style:parent-style-name="Table_20_Contents">
      <style:paragraph-properties fo:text-align="center" style:justify-single-word="false"/>
      <style:text-properties style:font-name="Arial" fo:font-size="10pt" fo:font-weight="bold"/>
    </style:style>
    <style:style style:name="P13" style:family="paragraph" style:parent-style-name="Table_20_Contents">
      <style:text-properties style:font-name="Arial" fo:font-size="10pt"/>
    </style:style>
    <style:style style:name="P14" style:family="paragraph" style:parent-style-name="Table_20_Contents">
      <style:paragraph-properties fo:margin-top="0cm" fo:margin-bottom="0.499cm" style:contextual-spacing="false"/>
      <style:text-properties style:font-name="Arial" fo:font-size="10pt"/>
    </style:style>
    <style:style style:name="P15" style:family="paragraph" style:parent-style-name="Table_20_Contents">
      <style:text-properties officeooo:paragraph-rsid="0009bb47"/>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cc0066" loext:opacity="100%" fo:letter-spacing="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cc0066" loext:opacity="100%" style:font-name="Arial" fo:font-size="10pt" fo:letter-spacing="normal" fo:font-style="normal" fo:font-weight="bold"/>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cc0066" loext:opacity="100%" style:font-name="Arial" fo:font-size="10pt" fo:letter-spacing="normal" fo:font-style="normal" fo:font-weight="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0pt" fo:letter-spacing="normal" fo:font-style="normal" fo:font-weight="normal"/>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0pt" fo:letter-spacing="normal" fo:font-style="normal" fo:font-weight="bold"/>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0pt" fo:letter-spacing="normal" fo:font-style="italic" fo:font-weight="bold"/>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2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fo:letter-spacing="normal"/>
    </style:style>
    <style:style style:name="P27" style:family="paragraph" style:parent-style-name="Text_20_body">
      <style:paragraph-properties fo:margin-top="0cm" fo:margin-bottom="0cm" style:contextual-spacing="false"/>
    </style:style>
    <style:style style:name="P28" style:family="paragraph" style:parent-style-name="Text_20_body">
      <style:paragraph-properties fo:margin-left="0cm" fo:margin-right="0cm" fo:orphans="2" fo:widows="2" fo:text-indent="0cm" style:auto-text-indent="false"/>
    </style:style>
    <style:style style:name="T1" style:family="text">
      <style:text-properties style:font-name="Arial" fo:font-size="10pt"/>
    </style:style>
    <style:style style:name="T2" style:family="text">
      <style:text-properties style:font-name="Arial" fo:font-size="10pt" fo:font-style="italic"/>
    </style:style>
    <style:style style:name="T3" style:family="text">
      <style:text-properties style:font-name="Arial" fo:font-size="10pt" fo:font-style="italic" fo:font-weight="bold"/>
    </style:style>
    <style:style style:name="T4" style:family="text">
      <style:text-properties style:font-name="Arial" fo:font-size="10pt" fo:font-style="normal" fo:font-weight="bold"/>
    </style:style>
    <style:style style:name="T5" style:family="text">
      <style:text-properties style:font-name="Arial" fo:font-size="10pt" fo:font-style="normal" fo:font-weight="normal"/>
    </style:style>
    <style:style style:name="T6" style:family="text">
      <style:text-properties style:font-name="Arial" fo:font-size="10pt" fo:font-weight="bold"/>
    </style:style>
    <style:style style:name="T7" style:family="text">
      <style:text-properties fo:font-weight="bold"/>
    </style:style>
    <style:style style:name="T8" style:family="text">
      <style:text-properties fo:font-style="italic"/>
    </style:style>
    <style:style style:name="T9" style:family="text">
      <style:text-properties fo:font-style="italic" fo:font-weight="bold"/>
    </style:style>
    <style:style style:name="T10" style:family="text">
      <style:text-properties fo:font-style="normal" fo:font-weight="normal"/>
    </style:style>
    <style:style style:name="T11" style:family="text">
      <style:text-properties fo:color="#cc0066" loext:opacity="100%"/>
    </style:style>
    <style:style style:name="T12" style:family="text">
      <style:text-properties fo:color="#cc0066" loext:opacity="100%" style:font-name="Arial" fo:font-size="12pt" fo:font-style="italic" fo:font-weight="bold"/>
    </style:style>
    <style:style style:name="T13" style:family="text">
      <style:text-properties fo:color="#cc0066" loext:opacity="100%" style:font-name="Arial" fo:font-size="10pt" fo:font-weight="bold"/>
    </style:style>
    <style:style style:name="T14" style:family="text">
      <style:text-properties fo:color="#cc0066" loext:opacity="100%" fo:font-weight="bold"/>
    </style:style>
    <style:style style:name="T15" style:family="text">
      <style:text-properties fo:color="#999999" loext:opacity="100%"/>
    </style:style>
    <style:style style:name="T16" style:family="text">
      <style:text-properties fo:color="#999999" loext:opacity="100%" style:font-name="Arial" fo:font-size="10pt"/>
    </style:style>
    <style:style style:name="T17" style:family="text">
      <style:text-properties fo:font-variant="normal" fo:text-transform="none" fo:color="#cc0066" loext:opacity="100%" style:font-name="Arial" fo:font-size="10pt" fo:letter-spacing="normal" fo:font-style="normal" fo:font-weight="bold"/>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Cv77 - Документы</text:h>
      <text:p text:style-name="Text_20_body"/>
      <text:p text:style-name="P15"><draw:frame draw:style-name="fr1" draw:name="Зображення1 Copy 1" text:anchor-type="as-char" svg:width="0.212cm" svg:height="0.212cm" draw:z-index="10"><draw:image xlink:href="file:///home/kmserg/UCS-Skupiy/datatypes/02-document/small_rombik.gif" xlink:type="simple" xlink:show="embed" xlink:actuate="onLoad"/></draw:frame> <text:a xlink:type="simple" xlink:href="#intro" text:style-name="Internet_20_link" text:visited-style-name="Visited_20_Internet_20_Link"><text:span text:style-name="T1">Назначение документов</text:span></text:a></text:p>
      <text:p text:style-name="P15"><text:span text:style-name="T1"><draw:frame draw:style-name="fr1" draw:name="Зображення2 Copy 1" text:anchor-type="as-char" svg:width="0.212cm" svg:height="0.212cm" draw:z-index="11"><draw:image xlink:href="file:///home/kmserg/UCS-Skupiy/datatypes/02-document/small_rombik.gif" xlink:type="simple" xlink:show="embed" xlink:actuate="onLoad"/></draw:frame></text:span><text:span text:style-name="T1"> </text:span><text:a xlink:type="simple" xlink:href="#basic" text:style-name="Internet_20_link" text:visited-style-name="Visited_20_Internet_20_Link"><text:span text:style-name="T1">Основы программирования</text:span></text:a></text:p>
      <text:p text:style-name="P15"><text:span text:style-name="T1"><draw:frame draw:style-name="fr1" draw:name="Зображення3 Copy 1" text:anchor-type="as-char" svg:width="0.212cm" svg:height="0.212cm" draw:z-index="12"><draw:image xlink:href="file:///home/kmserg/UCS-Skupiy/datatypes/02-document/small_rombik.gif" xlink:type="simple" xlink:show="embed" xlink:actuate="onLoad"/></draw:frame></text:span><text:span text:style-name="T1"> </text:span><text:a xlink:type="simple" xlink:href="#forms" text:style-name="Internet_20_link" text:visited-style-name="Visited_20_Internet_20_Link"><text:span text:style-name="T1">Экранные формы</text:span></text:a></text:p>
      <text:p text:style-name="P15"><text:span text:style-name="T1"><draw:frame draw:style-name="fr1" draw:name="Зображення4 Copy 1" text:anchor-type="as-char" svg:width="0.212cm" svg:height="0.212cm" draw:z-index="13"><draw:image xlink:href="file:///home/kmserg/UCS-Skupiy/datatypes/02-document/small_rombik.gif" xlink:type="simple" xlink:show="embed" xlink:actuate="onLoad"/></draw:frame></text:span><text:span text:style-name="T1"> </text:span><text:a xlink:type="simple" xlink:href="#create" text:style-name="Internet_20_link" text:visited-style-name="Visited_20_Internet_20_Link"><text:span text:style-name="T1">Создание и проведение</text:span></text:a></text:p>
      <text:p text:style-name="P15"><text:span text:style-name="T1"><draw:frame draw:style-name="fr1" draw:name="Зображення5 Copy 1" text:anchor-type="as-char" svg:width="0.212cm" svg:height="0.212cm" draw:z-index="14"><draw:image xlink:href="file:///home/kmserg/UCS-Skupiy/datatypes/02-document/small_rombik.gif" xlink:type="simple" xlink:show="embed" xlink:actuate="onLoad"/></draw:frame></text:span><text:span text:style-name="T1"> </text:span><text:a xlink:type="simple" xlink:href="#number" text:style-name="Internet_20_link" text:visited-style-name="Visited_20_Internet_20_Link"><text:span text:style-name="T1">Номер и нумераторы</text:span></text:a></text:p>
      <text:p text:style-name="P15"><text:span text:style-name="T1"><draw:frame draw:style-name="fr1" draw:name="Зображення6 Copy 1" text:anchor-type="as-char" svg:width="0.212cm" svg:height="0.212cm" draw:z-index="15"><draw:image xlink:href="file:///home/kmserg/UCS-Skupiy/datatypes/02-document/small_rombik.gif" xlink:type="simple" xlink:show="embed" xlink:actuate="onLoad"/></draw:frame></text:span><text:span text:style-name="T1"> </text:span><text:a xlink:type="simple" xlink:href="#datetime" text:style-name="Internet_20_link" text:visited-style-name="Visited_20_Internet_20_Link"><text:span text:style-name="T1">Дата, время и позиция</text:span></text:a></text:p>
      <text:p text:style-name="P15"><text:span text:style-name="T1"><draw:frame draw:style-name="fr1" draw:name="Зображення7 Copy 1" text:anchor-type="as-char" svg:width="0.212cm" svg:height="0.212cm" draw:z-index="16"><draw:image xlink:href="file:///home/kmserg/UCS-Skupiy/datatypes/02-document/small_rombik.gif" xlink:type="simple" xlink:show="embed" xlink:actuate="onLoad"/></draw:frame></text:span><text:span text:style-name="T1"> </text:span><text:a xlink:type="simple" xlink:href="#ta" text:style-name="Internet_20_link" text:visited-style-name="Visited_20_Internet_20_Link"><text:span text:style-name="T1">Точка актуальности</text:span></text:a></text:p>
      <text:p text:style-name="P15"><text:span text:style-name="T1"><draw:frame draw:style-name="fr1" draw:name="Зображення8 Copy 1" text:anchor-type="as-char" svg:width="0.212cm" svg:height="0.212cm" draw:z-index="9"><draw:image xlink:href="file:///home/kmserg/UCS-Skupiy/datatypes/02-document/small_rombik.gif" xlink:type="simple" xlink:show="embed" xlink:actuate="onLoad"/></draw:frame></text:span><text:span text:style-name="T1"> </text:span><text:a xlink:type="simple" xlink:href="#posledov" text:style-name="Internet_20_link" text:visited-style-name="Visited_20_Internet_20_Link"><text:span text:style-name="T1">Последовательности</text:span></text:a></text:p>
      <text:p text:style-name="P1"/>
      <text:p text:style-name="P16"><text:bookmark text:name="intro"/><text:span text:style-name="T4">Назначение документов</text:span></text:p>
      <text:p text:style-name="P20">Документы предназначены для хранения основной информации о всех <text:span text:style-name="T7">событиях</text:span>, происходящих на предприятии, и, разумеется, имеющих смысл с точки зрения экономики. При помощи документов отражаются и платежи с расчетного счета, и операции но кассе, и кадровые перемещения, и движения по складу, и прочие подобные события.</text:p>
      <text:p text:style-name="P20">В процессе конфигурирования настраивается произвольное количество <text:span text:style-name="T7">видов документов</text:span>. Типичными примерами видов документов являются такие документы, как "Платежное поручение", "Счет", "Приходная накладная", "Расходная накладная", "Накладная на внутреннее перемещение", "Приходный кассовый ордер" и так далее. Каждый вид документа предназначен для отражения своего типа событий. Это определяет его структуру и свойства, которые описываются в конфигурации.</text:p>
      <text:p text:style-name="P20">Документы играют центральную роль для основных механизмов, реализуемых компонентами системы. В системе 1С:Предприятие документ является основной учетной единицей. Каждый документ содержит информацию о конкретной хозяйственной операции и характеризуется своим <text:span text:style-name="T7">номером</text:span>, <text:span text:style-name="T7">датой</text:span> и <text:span text:style-name="T7">временем</text:span>. Дата и время - наиболее важные характеристики документов, так как позволяют устанавливать строгую временную последовательность совершения операций. Все документы (вне зависимости от вида) образуют единую последовательность. Фактически, эта последовательность отражает последовательность событий - так, как они происходили реально. Внутри даты последовательность документов определяется их временем, при этом время документа является не столько средством отражения реального (астрономического) времени ввода документа, сколько средством, позволяющим четко упорядочить документы внутри одной даты.</text:p>
      <text:p text:style-name="P20">Данные, вводимые в документ (реквизиты документа), обычно содержат информацию о происшедшем событии: например, в накладной - информацию о том, с какого склада, каких товаров и сколько отгружено; в приказе о приеме на работу - информацию о сотруднике, оклад, другие сведения. Кроме собственно записи, для документа весьма важным свойством является его проведение. При проведении документ может отразить зафиксированное им событие в механизмах, реализуемых компонентами. Например, если установлена компонента "Бухгалтерский учет", документ может записать бухгалтерскую операцию, отразив в виде проводок в бухгалтерском учете информацию, содержащуюся в документе.</text:p>
      <text:p text:style-name="P18">Состав документа</text:p>
      <text:p text:style-name="P20">С точки зрения программиста, у документа есть <text:span text:style-name="T7">экранная форма</text:span> -- Диалог. Именно его видит пользователь на экране. Также у документа обычно есть одна или несколько <text:span text:style-name="T7">бумажных форм</text:span> -- Таблиц. С помощью Таблиц документ печатается на бумаге. <text:span text:style-name="T7">Поведение документа</text:span> определяется с помощью встроенного языка 1С. На языке записывается, <text:span text:style-name="T8">что</text:span> документ делает в системе, как он формирует бумажный бланк и как он себя ведет на экране.</text:p>
      <text:p text:style-name="P19">Документ обычно имеет печатную форму. Печатная форма полностью формируется средствами встроенного языка 1С, что придает большую гибкость программе. Это одна из причин ошеломляющего успеха системы 1С:Предприятие. Печатная форма документа - это фактически отчет, <text:soft-page-break/>формируемый обычно из формы открытого документа и содержащий сведения из этого документа. Чтобы научиться формировать печатные формы, вам нужно изучить главу Отчеты (объект "Таблица").</text:p>
      <text:p text:style-name="P19">У документа может быть несколько шаблонов печатных форм. Средствами встроенного языка (метод ИсходнаяТаблица) задается тот шаблон печатной формы, который будет использоваться.</text:p>
      <text:p text:style-name="P19">Шаблоны печатных форм (таблицы) могут быть общие. Это дает возможность использовать один шаблон для печати нескольких видов документов. Т.е. общая таблица является глобальной для конфигурации и может быть использована в любом модуле. Примером из типовой конфигурации может являться шаблон печатной формы "Отчет о движении документа", который используется разными модулями конфигурации</text:p>
      <text:p text:style-name="P18">Проведение документа</text:p>
      <text:p text:style-name="P20">Некоторые документы могут <text:span text:style-name="T7">проводиться</text:span>. С точки зрения пользователя, "провести" документ означает "пустить его в дело". С точки зрения программиста, при проведении документа сработает <text:span text:style-name="T7">модуль проведения</text:span> документа (процедура <text:span text:style-name="T7">ОбработкаПроведения</text:span>). Именно там определяются все действия, выполняемые при проведении документа. Например, при проведении документа "Приказ о приеме на работу" сработает модуль этого документа, который в справочник Сотрудники добавит нового сотрудника.</text:p>
      <text:p text:style-name="P18">Реквизиты документа</text:p>
      <text:p text:style-name="P20">Каждый вид документа может иметь неограниченное количество реквизитов в шапке и в многострочной части. Для документа создается форма ввода — экранный диалог. При настройке для документа задаются также общие характеристики: длина номера документа, условия поддержки уникальности номеров и другие. Все документы характеризуются номером, датой и временем.</text:p>
      <text:p text:style-name="P19">Термин "шапка" — достаточно условный и может относиться не только к реквизитам документа, которые физически находятся в верхней части бумажного бланка документа. Поэтому, в наиболее общем случае, реквизитом заголовочной части будет считаться любой реквизит, который встречается в документе только один раз. Табличная часть документа представляет собой список однотипных строк с информацией. Например, в уже упоминавшемся счете на оплату табличная часть — это перечень товаров или услуг, подлежащих оплате. Помимо наименований, табличная часть документа может содержать также разнообразную дополнительную информацию — стоимость товаров или услуг, количество, объем, вес и многое другое. В большинстве случаев табличная часть используется для формирования общей суммы документа. Структура документа в системе 1С:Предприятие 7.7 может содержать только одну табличную часть.</text:p>
      <text:p text:style-name="P19">При разработке документов в Конфигураторе может быть создано необходимое количество <text:span text:style-name="T7">общих реквизитов</text:span> документов. Такие реквизиты, будучи созданными один раз, становятся доступными для всех документов: общие реквизиты можно размещать в формах документов, к значениям общих реквизитов можно обращаться из встроенного языка системы 1С:Предприятие. Работая с системой 1С:Предприятие, пользователь может выполнять отбор документов в журналах по значениям общих реквизитов документов</text:p>
      <text:p text:style-name="P18">Журналы документов</text:p>
      <text:p text:style-name="P20">Все документы хранятся в <text:span text:style-name="T7">журналах</text:span>. Журнал документов -- это электронный аналог обычной бумажной папки. На экране журнал выглядит как таблица, строки которой являются документами. Например, вы можете создать журнал <text:span text:style-name="T7">Приказы кадровые</text:span>, который будет включать документы "Приказ о приеме на работу", "Приказ об увольнении", "Кадровое перемещение". С этим журналом будет работать пользователь-кадровик. Или можно создать отдельный журнал для банковских документов, куда войдут документы "Платежное поручение" и др.</text:p>
      <text:p text:style-name="P23"><text:span text:style-name="T1">Журналы документов предназначены для просмотра документов. Каждый вид документа может быть отнесен к определенному журналу. Сам журнал документов не добавляет новых данных в систему, а служит только как средство просмотра списка документов одного или нескольких видов. Для документов разных видов можно указывать один журнал, что позволяет произвольным образом группировать документы в журналах. Назначенный документам журнал можно менять.</text:span> <text:span text:style-name="T1">Например, </text:span><text:soft-page-break/><text:span text:style-name="T1">может быть создан журнал «Складские документы», который будет содержать все приходные накладные и накладные на внутреннее перемещение. Назначенный документам журнал можно менять.</text:span></text:p>
      <text:p text:style-name="P19">Для журнала могут быть определены графы журнала, для удобства просмотра реквизитов различных видов документов, отнесенных к данному журналу. Для журнала может быть описано несколько форм его визуального представления.</text:p>
      <text:p text:style-name="P19">Для работы с документами могут использоваться специально созданные <text:span text:style-name="T7">общие журналы</text:span>. От «обычных» журналов документов их отличает возможность отбора документов по значению, указанному пользователем.</text:p>
      <text:p text:style-name="P20">Журналы в системе 1С могут быть трех видов: <text:span text:style-name="T7">Обычный</text:span>, <text:span text:style-name="T7">Общий</text:span> и <text:span text:style-name="T7">Дополнительный</text:span>. Обычный журнал предназначен для хранения документов определенных видов. Документ также может быть включен в дополнительный журнал, при этом документ будет зарегистрирован сразу в двух журналах. Дополнительных журналов может быть несколько. Общий журнал показывает документы всех видов.</text:p>
      <text:p text:style-name="P20">У журнала документов есть экранная форма, где можно настраивать отображаемые колонки. Можно создавать дополнительные колонки, которые будут отображать информацию из документов. Например, в журнале ПриказыКадровые удобно сразу видеть, к какому сотруднику относится каждый документ, для этого создается <text:span text:style-name="T7">Графа журнала</text:span> Сотрудник</text:p>
      <text:p text:style-name="P18">Сравнение документов с другими объектами</text:p>
      <table:table table:name="Таблиця2" table:style-name="Таблиця2">
        <table:table-column table:style-name="Таблиця2.A"/>
        <table:table-column table:style-name="Таблиця2.B"/>
        <table:table-column table:style-name="Таблиця2.C"/>
        <table:table-row>
          <table:table-cell table:style-name="Таблиця2.A1" office:value-type="string">
            <text:p text:style-name="P12">Объект</text:p>
          </table:table-cell>
          <table:table-cell table:style-name="Таблиця2.B1" office:value-type="string">
            <text:p text:style-name="P12">Сходства</text:p>
          </table:table-cell>
          <table:table-cell table:style-name="Таблиця2.B1" office:value-type="string">
            <text:p text:style-name="P12">Различия</text:p>
          </table:table-cell>
        </table:table-row>
        <table:table-row>
          <table:table-cell table:style-name="Таблиця2.A2" office:value-type="string">
            <text:p text:style-name="P13">Константы</text:p>
          </table:table-cell>
          <table:table-cell table:style-name="Таблиця2.B2" office:value-type="string">
            <text:p text:style-name="P13">хранят значения, сохраняются в базе данных</text:p>
          </table:table-cell>
          <table:table-cell table:style-name="Таблиця2.B2" office:value-type="string">
            <text:p text:style-name="P13">Документ хранит не одно значение, а событие хозяйственной деятельности предприятия, кроме того событие порождает изменение состояния данных. Документ обязательно имеет дату и время, может содержать табличную часть, хранит множество данных различных типов, которые могут быть связаны с данными других объектов. Константы не имеют печатной формы.</text:p>
          </table:table-cell>
        </table:table-row>
        <table:table-row>
          <table:table-cell table:style-name="Таблиця2.A2" office:value-type="string">
            <text:p text:style-name="P13">Справочники</text:p>
          </table:table-cell>
          <table:table-cell table:style-name="Таблиця2.B2" office:value-type="string">
            <text:p text:style-name="P13">сохраняется в базе данных, имеет реквизиты, справочники могут быть подчиненными друг другу Могут иметь печатные формы</text:p>
          </table:table-cell>
          <table:table-cell table:style-name="Таблиця2.B2" office:value-type="string">
            <text:p text:style-name="P13">Справочник хранит нормативно-справочную информацию, а документы отражают события реального мира. Обычно значения реквизитов документов выбираются из справочников. Документ обычно проводится, имеет дату и время. Справочники, в отличие от документов могут быть многоуровневыми, иметь периодические (привязанные к дате) реквизиты.</text:p>
          </table:table-cell>
        </table:table-row>
        <table:table-row>
          <table:table-cell table:style-name="Таблиця2.A2" office:value-type="string">
            <text:p text:style-name="P13">Перечисления</text:p>
          </table:table-cell>
          <table:table-cell table:style-name="Таблиця2.B2" office:value-type="string">
            <text:p text:style-name="P13">хранится в БД, хранит список значений</text:p>
          </table:table-cell>
          <table:table-cell table:style-name="Таблиця2.B2" office:value-type="string">
            <text:p text:style-name="P13">Перечисление может хранить только список значений, который задается разработчиком в режиме Конфигуратор. Не имеют печатной формы. Не редактируются пользователем.</text:p>
          </table:table-cell>
        </table:table-row>
        <table:table-row>
          <table:table-cell table:style-name="Таблиця2.A2" office:value-type="string">
            <text:p text:style-name="P13">Таблица значений</text:p>
          </table:table-cell>
          <table:table-cell table:style-name="Таблиця2.B2" office:value-type="string">
            <text:p text:style-name="P13">имеет строки и колонки (не хранится в БД)</text:p>
          </table:table-cell>
          <table:table-cell table:style-name="Таблиця2.B2" office:value-type="string">
            <text:p text:style-name="P13">ТаблицаЗначений предназначена для временного хранения промежуточных данных в памяти компьютера, возникающих во время работы программы, и удаляется, когда работа с ней закончена. Документ записывает все данные в БД. Таблицы значений не могут быть подчиненными друг другу. Не имеют печатной формы.</text:p>
          </table:table-cell>
        </table:table-row>
        <table:table-row>
          <table:table-cell table:style-name="Таблиця2.A2" office:value-type="string">
            <text:p text:style-name="P13">Список значений</text:p>
          </table:table-cell>
          <table:table-cell table:style-name="Таблиця2.B2" office:value-type="string">
            <text:p text:style-name="P13">хранит список значений (не сохраняется в БД)</text:p>
          </table:table-cell>
          <table:table-cell table:style-name="Таблиця2.B2" office:value-type="string">
            <text:p text:style-name="P13">Представляет собой временный набор данных, так же как и таблица значений. Не имеют печатной формы.</text:p>
          </table:table-cell>
        </table:table-row>
        <table:table-row>
          <table:table-cell table:style-name="Таблиця2.A7" office:value-type="string">
            <text:p text:style-name="P13">Отчеты</text:p>
          </table:table-cell>
          <table:table-cell table:style-name="Таблиця2.B7" office:value-type="string">
            <text:p text:style-name="P13">Имеет печатные формы</text:p>
          </table:table-cell>
          <table:table-cell table:style-name="Таблиця2.B7" office:value-type="string">
            <text:p text:style-name="P13">Отчет обычно считывает данные, хранящиеся в БД и формируются печатные формы для вывода данных в нужном виде на экран или на принтер.</text:p>
          </table:table-cell>
        </table:table-row>
      </table:table>
      <text:p text:style-name="P27"/>
      <text:p text:style-name="P1"/>
      <text:p text:style-name="P25"><text:bookmark text:name="basic"/><text:span text:style-name="T12">Основы программирования</text:span></text:p>
      <text:p text:style-name="P19"><text:bookmark text:name="createobject"/><text:soft-page-break/><text:span text:style-name="T14">Ссылка на документ</text:span><text:line-break/>Для работы с документом из какого-нибудь модуля требуется сначала создать ссылку на этот документ.</text:p>
      <text:p text:style-name="P19">ДокПрием = <text:span text:style-name="T7">СоздатьОбъект</text:span>("Документ.ПриемНаРаботу");<text:line-break/>ДокУвольн = <text:span text:style-name="T7">СоздатьОбъект</text:span>("Документ.ПриказОбУвольнении");</text:p>
      <text:p text:style-name="P17"><text:bookmark text:name="new"/>Создание, сохранение и проведение документа</text:p>
      <text:p text:style-name="P19">ДокПрием.<text:span text:style-name="T7">Новый</text:span>();<text:line-break/>ДокПрием.ФИО = "Иванов Иван Иванович";<text:line-break/>ДокПрием.Оклад = 5000;<text:line-break/>ДокПрием.<text:span text:style-name="T7">Записать</text:span>();</text:p>
      <text:p text:style-name="P19"><text:span text:style-name="T15">//программное проведение документа</text:span><text:line-break/>ДокПрием.<text:span text:style-name="T7">Провести</text:span>();</text:p>
      <text:p text:style-name="P17"><text:bookmark text:name="find"/>Поиск документа</text:p>
      <text:p text:style-name="P19">ДокПрием.<text:span text:style-name="T7">НайтиДокумент</text:span>(Док);<text:line-break/>ДокПрием.<text:span text:style-name="T7">НайтиПоНомеру</text:span>(123)</text:p>
      <text:p text:style-name="P19"><text:bookmark text:name="del"/><text:span text:style-name="T14">Удаление документа</text:span><text:span text:style-name="T7"><text:line-break/></text:span><text:line-break/>ДокПрием.<text:span text:style-name="T7">Удалить</text:span>(0); <text:span text:style-name="T15">//пометка на удаление</text:span><text:line-break/>ДокПрием.<text:span text:style-name="T7">Удалить</text:span>(1); <text:span text:style-name="T15">//непосредственное удаление<text:line-break/></text:span><text:line-break/><text:span text:style-name="T15">//можно проверить, помечен ли документ на удаление<text:line-break/>//функция возвращает 1 - если помечен, 0 - если нет</text:span><text:line-break/>Пометка = ДокПрием.<text:span text:style-name="T7">ПометкаУдаления</text:span>();</text:p>
      <text:p text:style-name="P17"><text:bookmark text:name="perebor"/>Перебор документов</text:p>
      <text:p text:style-name="P19">ДокПрием.<text:span text:style-name="T7">ВыбратьДокументы</text:span>(дата1, дата2); //можно задать период выборки<text:line-break/>Пока ДокПрием.<text:span text:style-name="T7">ПолучитьДокумент</text:span>()=1 Цикл<text:line-break/>......&lt;действия с текущим документом&gt;<text:line-break/>КонецЦикла;</text:p>
      <text:p text:style-name="P23"><text:bookmark text:name="tablepart"/><text:span text:style-name="T13">Табличная часть документа</text:span><text:span text:style-name="T1"><text:line-break/>Перебор строк, добавление и удаление строк табличной части документа..</text:span></text:p>
      <text:p text:style-name="P2">//перебор строк табличной части</text:p>
      <text:p text:style-name="P3">Док.<text:span text:style-name="T7">ВыбратьСтроки</text:span>();</text:p>
      <text:p text:style-name="P3">Пока Док.<text:span text:style-name="T7">ПолучитьСтроку</text:span>()=1 Цикл</text:p>
      <text:p text:style-name="P4"><text:s text:c="12"/><text:span text:style-name="T10">...</text:span></text:p>
      <text:p text:style-name="P5">КонецЦикла;</text:p>
      <text:p text:style-name="P23"><text:span text:style-name="T16">//добавление строки</text:span><text:span text:style-name="T1"><text:line-break/>Док.</text:span><text:span text:style-name="T6">НоваяСтрока</text:span><text:span text:style-name="T1">();<text:line-break/>Док.РеквизитТаблЧасти = Значение;</text:span></text:p>
      <text:p text:style-name="P23"><text:span text:style-name="T16">//удаление строки</text:span><text:span text:style-name="T1"><text:line-break/>Док.</text:span><text:span text:style-name="T6">УдалитьСтроку</text:span><text:span text:style-name="T1">();</text:span></text:p>
      <text:p text:style-name="P1"/>
      <text:p text:style-name="P25"><text:span text:style-name="T11"><draw:frame draw:style-name="fr1" draw:name="Зображення11" text:anchor-type="as-char" svg:width="0.82cm" svg:height="0.714cm" draw:z-index="0"><draw:image xlink:href="file:///home/kmserg/UCS-Skupiy/datatypes/02-document/rombik.gif" xlink:type="simple" xlink:show="embed" xlink:actuate="onLoad"/></draw:frame></text:span><text:bookmark text:name="forms"/><text:span text:style-name="T12">Экранные формы</text:span></text:p>
      <text:p text:style-name="P17">Форма журнала документов</text:p>
      <text:p text:style-name="P20">Каждый документ представляется в журнале документов отдельной строкой. Журнал содержит колонки, состав которых настраивается программистом. Кроме того, форма журнала документов <text:soft-page-break/>может содержать любые другие элементы управления: кнопки, переключатели, информационные поля. Они могут быть сверху, снизу или сбоку.</text:p>
      <text:p text:style-name="P26"><draw:frame draw:style-name="fr2" draw:name="Зображення12" text:anchor-type="as-char" svg:width="14.42cm" svg:height="7.885cm" draw:z-index="1"><draw:image xlink:href="file:///home/kmserg/UCS-Skupiy/datatypes/02-document/docs_jrn_form.gif" xlink:type="simple" xlink:show="embed" xlink:actuate="onLoad"/></draw:frame></text:p>
      <text:p text:style-name="P22">Интервал журнала</text:p>
      <text:p text:style-name="P20">В журнале документов можно установить интервал. Тогда он будет показывать только те документы, у которых дата попадает в этот интервал. Для установки интервала предусмотрена специальная кнопка на панели инструментов журнала. Кроме того, интервал можно установить программно методом УстановитьИнтервал</text:p>
      <text:p text:style-name="P20"><text:span text:style-name="T9">Графы журнала</text:span><text:line-break/>В конфигураторе можно настраивать графы журнала (колонки). Например, в приведенной выше форме графа Сотрудник отображает ФИО сотрудника, для которого был сделан документ</text:p>
      <text:p text:style-name="P26"><draw:frame draw:style-name="fr2" draw:name="Зображення13" text:anchor-type="as-char" svg:width="14.817cm" svg:height="10.901cm" draw:z-index="2"><draw:image xlink:href="file:///home/kmserg/UCS-Skupiy/datatypes/02-document/docs_jrn_columns.gif" xlink:type="simple" xlink:show="embed" xlink:actuate="onLoad"/></draw:frame></text:p>
      <text:p text:style-name="P22">Отбор, закладки отбора</text:p>
      <text:p text:style-name="P20"><text:soft-page-break/>В журнале документов можно программно или вручную установить отбор, тогда журнал будет показывать только нужные пользователю документы. Для установки отбора вручную предназначена специальная кнопка на панели инструментов журнала. Отбор можно установить по общим графам документов, а также по виду документов. Нельзя установить отбор по двум критериям одновременно. Отбор возможен только в ОБЩИХ журналах! Для упрощения процедуры отбора могут быть использованы закладки. Для этого используется метод ЗакладкиОтбора.</text:p>
      <text:p text:style-name="P20"><text:span text:style-name="T9">Предопределенные процедуры</text:span><text:line-break/>Такие процедуры вызываются системой 1С при наступлении определенных событий в форме журнала документов. Фактически это обработчики событий.</text:p>
      <table:table table:name="Таблиця3" table:style-name="Таблиця3">
        <table:table-column table:style-name="Таблиця3.A"/>
        <table:table-column table:style-name="Таблиця3.B"/>
        <table:table-row>
          <table:table-cell table:style-name="Таблиця3.A1" office:value-type="string">
            <text:p text:style-name="P12">Предопределенная процедура</text:p>
          </table:table-cell>
          <table:table-cell table:style-name="Таблиця3.B1" office:value-type="string">
            <text:p text:style-name="P12">Описание</text:p>
          </table:table-cell>
        </table:table-row>
        <table:table-row>
          <table:table-cell table:style-name="Таблиця3.A2" office:value-type="string">
            <text:p text:style-name="P13">ПриУстановкеОтбора()</text:p>
          </table:table-cell>
          <table:table-cell table:style-name="Таблиця3.B2" office:value-type="string">
            <text:p text:style-name="P13">Срабатывает при установке отбора кнопкой на панели инструментов или выбором закладки отбора. Здесь можно проверить права доступа или сделать что-нибудь еще.</text:p>
          </table:table-cell>
        </table:table-row>
        <table:table-row>
          <table:table-cell table:style-name="Таблиця3.A2" office:value-type="string">
            <text:p text:style-name="P13">ПриУстановкеИнтервала()</text:p>
          </table:table-cell>
          <table:table-cell table:style-name="Таблиця3.B2" office:value-type="string">
            <text:p text:style-name="P13">Предопределенная процедура при установке интервала журнала.</text:p>
          </table:table-cell>
        </table:table-row>
        <table:table-row>
          <table:table-cell table:style-name="Таблиця3.A4" office:value-type="string">
            <text:p text:style-name="P13">ПриВыбореСтроки(ФлагОбработки)</text:p>
          </table:table-cell>
          <table:table-cell table:style-name="Таблиця3.B4" office:value-type="string">
            <text:p text:style-name="P13">Срабатывает при двойном щелчке на документе или при нажатии ENTER. Режим обработки выбора строки предопределенной процедурой ПриВыбореСтроки включается при помощи метода Форма.ОбработкаВыбораСтроки(1).</text:p>
          </table:table-cell>
        </table:table-row>
      </table:table>
      <text:p text:style-name="P20"><text:span text:style-name="T7">Сортировка</text:span><text:line-break/>ВНИМАНИЕ. Сортировка в журнале документов по произвольной графе невозможна!</text:p>
      <text:p text:style-name="P20"><text:span text:style-name="T7">Поиск документа в журнале</text:span><text:line-break/>Кнопка "Поиск по номеру" (см. панель инструментов формы журнала документов) + набор первых символов.</text:p>
      <text:p text:style-name="P17">Форма документа</text:p>
      <text:p text:style-name="P19">Для пользователя содержимое документа представляется в экранной форме документа:</text:p>
      <text:p text:style-name="P26"><draw:frame draw:style-name="fr2" draw:name="Зображення14" text:anchor-type="as-char" svg:width="13.944cm" svg:height="7.726cm" draw:z-index="3"><draw:image xlink:href="file:///home/kmserg/UCS-Skupiy/datatypes/02-document/docs_form.gif" xlink:type="simple" xlink:show="embed" xlink:actuate="onLoad"/></draw:frame><text:span text:style-name="T5"><text:line-break/><text:line-break/>Табличная часть выглядит как обычная таблица, где столбцы - реквизиты табличной части документа. При создании документа в конфигураторе можно визуально настроить вид формы, размещение реквизитов и определить в свойствах формы, будет ли отображаться панель инструментов, можно будет пользователю ли изменять размер формы и т.п.<text:line-break/><text:line-break/>Предопределенные процедуры.</text:span></text:p>
      <text:p text:style-name="P19"><text:soft-page-break/>Для обслуживания работы действий с документами в системе 1С имеется большое количество предопределенных процедур. Однако, прежде чем приступить к описанию последних, сделаю важное пояснение. Документ как объект конфигурации содержит ДВА РАЗНЫХ программных модуля.</text:p>
      <text:p text:style-name="P19">1. Один их них (<text:span text:style-name="T7">Модуль документа</text:span>) запускается при интерактивном или программном выполнении некоторых важных действий: проведение, отмена проведения, удалении проведенного документа, архивации записей журнала расчетов, порожденных документом. Фактически вышеприведенные действия сопоставляются с соответствующими <text:span text:style-name="T7">предопределенными процедурами модуля документа</text:span>. Операторам модуля доступны все реквизиты документа, но не доступны реквизиты экранной формы документа.</text:p>
      <text:p text:style-name="P19">Предопределенные процедуры, принадлежащие модулю документа:</text:p>
      <table:table table:name="Таблиця4" table:style-name="Таблиця4">
        <table:table-column table:style-name="Таблиця4.A"/>
        <table:table-column table:style-name="Таблиця4.B"/>
        <table:table-row>
          <table:table-cell table:style-name="Таблиця4.A1" office:value-type="string">
            <text:p text:style-name="P12">Предопределенная процедура</text:p>
          </table:table-cell>
          <table:table-cell table:style-name="Таблиця4.B1" office:value-type="string">
            <text:p text:style-name="P12">Описание</text:p>
          </table:table-cell>
        </table:table-row>
        <table:table-row>
          <table:table-cell table:style-name="Таблиця4.A2" office:value-type="string">
            <text:p text:style-name="P13">ОбработкаПроведения(Знач)</text:p>
          </table:table-cell>
          <table:table-cell table:style-name="Таблиця4.B2" office:value-type="string">
            <text:p text:style-name="P13">Обработка проведения. В теле описываются подготовка данных реквизитов документа, бухгалтерских итогов к формированию операции, а также свойства этой операции (Корреспондирующие счета, Субконто и т.п.). Здесь же описываются движения регистров оперативного учета, если документ в них участвует. Выполнение проведения система самостоятельно заключает в транзакцию, поэтому не употребляйте операторов, ожидающих отклика пользователя и, вообще, постарайтесь минимизировать подготовку проведения, передав, по возможности, часть этой работы в модуль формы. В переменную Знач передается значение, указанное в методе Провести() при его работе. Параметр не обязательный.</text:p>
          </table:table-cell>
        </table:table-row>
        <table:table-row table:style-name="Таблиця4.3">
          <table:table-cell table:style-name="Таблиця4.A2" office:value-type="string">
            <text:p text:style-name="P13">ОбработкаУдаления Проведения()</text:p>
          </table:table-cell>
          <table:table-cell table:style-name="Таблиця4.B2" office:value-type="string">
            <text:p text:style-name="P14">При отмене проведения документа (удалении проведенного документа) системой автоматически удаляются его проводки и движения регистров. Тем не менее, если при проведении совершались еще какие-то действия, то отменять их нужно в теле данной процедуры. Например, если при проведении исходя из бухгалтерских итогов рассчитывалась построчная итоговая сумма, то при распроведении её нужно очищать:</text:p>
            <text:p text:style-name="P14">Процедура ОбработкаУдаленияПроведения()</text:p>
            <text:p text:style-name="P6">Если ВыбратьСтроки() = 1 Тогда // Обратите внимание</text:p>
            <text:p text:style-name="P7">Пока ПолучитьСтроку() = 1 Цикл</text:p>
            <text:p text:style-name="P8">Сумма = 0; // Сумма - реквизит документа ***</text:p>
            <text:p text:style-name="P7">КонецЦикла;</text:p>
            <text:p text:style-name="P6">КонецЕсли;</text:p>
            <text:p text:style-name="P14">КонецПроцедуры</text:p>
            <text:p text:style-name="P14">*** Пример доступности контекста документа в модуле документа</text:p>
          </table:table-cell>
        </table:table-row>
        <table:table-row>
          <table:table-cell table:style-name="Таблиця4.A4" office:value-type="string">
            <text:p text:style-name="P13">АрхивироватьДокумент()</text:p>
          </table:table-cell>
          <table:table-cell table:style-name="Таблиця4.B4" office:value-type="string">
            <text:p text:style-name="P13">Вызывается при смене расчетного периода журнала расчетов "вперед". Требуется описывать, если документ порождает записи журнала расчетов.</text:p>
          </table:table-cell>
        </table:table-row>
      </table:table>
      <text:p text:style-name="P19">2. <text:span text:style-name="T7">Модуль формы</text:span> запускается при каждом открытии формы документа. В его контексте доступны все реквизиты документа и реквизиты формы. <text:span text:style-name="T7">Кроме предопределенных процедур модуля формы</text:span>, там можно разместить вспомогательные процедуры и функции, вызываемые, например, экранными кнопками. Не путайте: предопределенные процедуры модуля документа нельзя размещать в модуле формы, и наоборот!</text:p>
      <table:table table:name="Таблиця5" table:style-name="Таблиця5">
        <table:table-column table:style-name="Таблиця5.A"/>
        <table:table-column table:style-name="Таблиця5.B"/>
        <table:table-row>
          <table:table-cell table:style-name="Таблиця5.A1" office:value-type="string">
            <text:p text:style-name="P12">Предопределенная процедура</text:p>
          </table:table-cell>
          <table:table-cell table:style-name="Таблиця5.B1" office:value-type="string">
            <text:p text:style-name="P12">Описание</text:p>
          </table:table-cell>
        </table:table-row>
        <text:soft-page-break/>
        <table:table-row>
          <table:table-cell table:style-name="Таблиця5.A2" office:value-type="string">
            <text:p text:style-name="P13">ВводНового(ПризнакКопирования, ОбъектКопирования)</text:p>
          </table:table-cell>
          <table:table-cell table:style-name="Таблиця5.B2" office:value-type="string">
            <text:p text:style-name="P14">Вызывается при создании интерактивном создании нового документа пользователем. Процедура обычно содержит предустановки значений некоторых реквизитов при создании нового документа или операторы управления видом экранной формы. ПризнакКопирования - имя переменной, которую система установит в "0", если введен просто новый документ, и в "1", если документ скопирован (через F9, например). При этом в Переменную ОбъектКопирования будет передан объект, с которого скопировали. Копирование не следует путать с вводом на основании.</text:p>
            <text:p text:style-name="P14">Процедура ВводНового(Копирование)</text:p>
            <text:p text:style-name="P6">Если ИмяПользователя() &lt;&gt; "Бухгалтер" Тогда</text:p>
            <text:p text:style-name="P7">Предупреждение("Вам не позволено создавать этот документ!");</text:p>
            <text:p text:style-name="P7">СтатусВозврата(0); Возврат; //Новый документ не будет создан</text:p>
            <text:p text:style-name="P6">КонецЕсли;</text:p>
            <text:p text:style-name="P6">Если Копирование = 1 Тогда</text:p>
            <text:p text:style-name="P7">Возврат;</text:p>
            <text:p text:style-name="P6">КонецЕсли;</text:p>
            <text:p text:style-name="P14">КонецПроцедуры</text:p>
          </table:table-cell>
        </table:table-row>
        <table:table-row>
          <table:table-cell table:style-name="Таблиця5.A2" office:value-type="string">
            <text:p text:style-name="P13">ВводНаОсновании(Основание)</text:p>
          </table:table-cell>
          <table:table-cell table:style-name="Таблиця5.B2" office:value-type="string">
            <text:p text:style-name="P14">Выполняется при вводе нового документа на основании другого. В переменную Основание передается контекст документа-основания, т.е. теперь вы можете обратиться к его реквизитам через эту переменную:</text:p>
            <text:p text:style-name="P14">СуммаДоплаты=Основание.СуммаСверху; //Свой реквизит принимает значение реквизита документа-основания.</text:p>
            <text:p text:style-name="P14">Помните, что после обработки этой процедуры система не сохранит информацию о том, что новый документ введен на основании другого. Для реализации такой возможности вы должны иметь во вновь создаваемом документе реквизит типа "Документ", куда можно записать ссылку на документ-основание. Лучше сделать её доступной пользователю, чтобы он потом имел возможность выбрать другой документ-основание.</text:p>
          </table:table-cell>
        </table:table-row>
        <table:table-row>
          <table:table-cell table:style-name="Таблиця5.A2" office:value-type="string">
            <text:p text:style-name="P13">ПриЗаписи()</text:p>
          </table:table-cell>
          <table:table-cell table:style-name="Таблиця5.B2" office:value-type="string">
            <text:p text:style-name="P13">Выполняется при записи (перезаписи) документа. Имейте ввиду, что операторы этой процедуры выполняются ДО фактической записи документа в базу. Это, так сказать, подготовительная работа.</text:p>
          </table:table-cell>
        </table:table-row>
        <table:table-row>
          <table:table-cell table:style-name="Таблиця5.A2" office:value-type="string">
            <text:p text:style-name="P13">ПриВводеСтроки()</text:p>
          </table:table-cell>
          <table:table-cell table:style-name="Таблиця5.B2" office:value-type="string">
            <text:p text:style-name="P14">Вызывается при вводе пользователем новой стоки многострочной части документа. Такой операцией, например, можно отменить ввод новых строк, если в документе нельзя вводить строки вручную (можно добавить какое-либо условие):</text:p>
            <text:p text:style-name="P14"><text:soft-page-break/>Процедура ПриВводеСтроки()<text:line-break/>.......СтатусВозврата(0);<text:line-break/>КонецПроцедуры</text:p>
          </table:table-cell>
        </table:table-row>
        <table:table-row>
          <table:table-cell table:style-name="Таблиця5.A2" office:value-type="string">
            <text:p text:style-name="P13">ПриНачалеРедактированияСтроки()</text:p>
          </table:table-cell>
          <table:table-cell table:style-name="Таблиця5.B2" office:value-type="string">
            <text:p text:style-name="P13">Обрабатывает начало изменения существующей (!) строки (когда пользователь ручками вводит или изменяет значения реквизитов табличной части). Исходя из примера, описанного выше для процедуры ПриВводеСтроки(), догадайтесь, как можно запретить редактирование стоки?</text:p>
          </table:table-cell>
        </table:table-row>
        <table:table-row>
          <table:table-cell table:style-name="Таблиця5.A2" office:value-type="string">
            <text:p text:style-name="P13">ПриРедактированииНовойСтроки()</text:p>
          </table:table-cell>
          <table:table-cell table:style-name="Таблиця5.B2" office:value-type="string">
            <text:p text:style-name="P13">Похожая на предыдущую, но с тем отличием, что вызывается только при редактировании ВНОВЬ созданной строки.</text:p>
          </table:table-cell>
        </table:table-row>
        <table:table-row>
          <table:table-cell table:style-name="Таблиця5.A2" office:value-type="string">
            <text:p text:style-name="P13">ПриОкончанииРедактированияСтроки (ФлагНовойСтроки)</text:p>
          </table:table-cell>
          <table:table-cell table:style-name="Таблиця5.B2" office:value-type="string">
            <text:p text:style-name="P13">ФлагНовойСтроки - имя переменной, в которую будет записана 1, если окончен ввод НОВОЙ строки, соответственно - 0, если закончено редактирование ИМЕВШЕЙСЯ. Процедура вызывается, когда пользователь "дезактивирует" строку мышкой, нажатием Enter, или Esc (кроме случая, когда отказываются от редактирования новой строки).</text:p>
          </table:table-cell>
        </table:table-row>
        <table:table-row>
          <table:table-cell table:style-name="Таблиця5.A2" office:value-type="string">
            <text:p text:style-name="P13">ПриУдаленииСтроки()</text:p>
          </table:table-cell>
          <table:table-cell table:style-name="Таблиця5.B2" office:value-type="string">
            <text:p text:style-name="P13">Действие, которое будет обработано данной процедурой, очевидно исходя из имени процедуры. Что еще добавить?</text:p>
          </table:table-cell>
        </table:table-row>
        <table:table-row>
          <table:table-cell table:style-name="Таблиця5.A10" office:value-type="string">
            <text:p text:style-name="P13">ПриИзмененииПорядкаСтрок (ФлагДействия)</text:p>
          </table:table-cell>
          <table:table-cell table:style-name="Таблиця5.B10" office:value-type="string">
            <text:p text:style-name="P13">ФлагДействия - имя переменной, которая станет "-1", если строка поднимается вверх, станет "1" при перемещении строки вниз, и станет "0", если изменяются номера строк, например, при сортировке. А что при этом сделать - это уже ваша фантазия (моей не хватает :).</text:p>
          </table:table-cell>
        </table:table-row>
      </table:table>
      <text:p text:style-name="P19">Не забывайте о том, что имеются предопределенные процедуры, общие для любых форм системы 1С, такие как ПриОткрытии(), ПриЗакрытии() и т.д. Их подробное описание здесь не приводится, дабы не перегружать главу о документах.</text:p>
      <text:p text:style-name="P17">Печатные формы документа</text:p>
      <text:p text:style-name="P19">Документ обычно имеет печатную форму. Печатная форма полностью формируется средствами встроенного языка 1С, что придает большую гибкость программе. Это одна из причин ошеломляющего успеха системы 1С:Предприятие. Печатная форма документа - это фактически отчет, формируемый обычно из формы открытого документа и содержащий сведения из этого документа. Чтобы научиться формировать печатные формы, вам нужно изучить главу Отчеты (объект "Таблица"). Все операторы, которые выполняют вывод на печать данных отчетов, точно так же позволяют печатать данные из документов.</text:p>
      <text:p text:style-name="P19">У документа может быть несколько шаблонов печатных форм. Средствами встроенного языка (метод ИсходнаяТаблица) задается тот шаблон печатной формы, который будет использоваться.</text:p>
      <text:p text:style-name="P19">Шаблоны печатных форм (таблицы) могут быть общие. Это дает возможность использовать один шаблон для печати нескольких видов документов. Т.е. общая таблица является глобальной для конфигурации и может быть использована в любом модуле. Примером из типовой конфигурации может являться шаблон печатной формы "Отчет о движении документа", который используется разными модулями конфигурации.</text:p>
      <text:p text:style-name="P19">Маленькая хитрость: если вы создали свою печатную форму для какого-либо документа, или "заточили" типовую, рекомендую сохранить её в отдельном файле печатной формы (*.mxl) тогда при переходе с релиза на релиз вам не будет нужды переделывать таблицы документа, достаточно будет в операторе ИсходнаяТаблица() процедуры печати вставить ссылку на внешний файл.</text:p>
      <text:p text:style-name="P1"/>
      <text:p text:style-name="P25"><text:span text:style-name="T11"><draw:frame draw:style-name="fr1" draw:name="Зображення15" text:anchor-type="as-char" svg:width="0.82cm" svg:height="0.714cm" draw:z-index="4"><draw:image xlink:href="file:///home/kmserg/UCS-Skupiy/datatypes/02-document/rombik.gif" xlink:type="simple" xlink:show="embed" xlink:actuate="onLoad"/></draw:frame></text:span><text:bookmark text:name="create"/><text:span text:style-name="T12">Создание и проведение документа</text:span></text:p>
      <text:p text:style-name="P19">Новый документ в системе 1С можно ввести различными методами:<text:line-break/>Интерактивно - этот способ можно реализовать по-разному.</text:p>
      <text:p text:style-name="P19"><text:soft-page-break/>1. Вариант первый. Пользователь выбирает Пункт меню Документы и в подменю щелкает по названию необходимого документа. Что происходит дальше. Документу присваивается номер, устанавливаются дата, начинается обработка операторов предопределеннной процедуры модуля формы документа ВводНового(), после чего открывается экранная форма с вызовом процедуры ПриОткрытии(). Новый документ создается в памяти, а для того, чтобы он был записан в базу, необходимо нажать кнопку Записать.</text:p>
      <text:p text:style-name="P19">2. Разновидностью этого варианта является создание документа из открытой формы журнала документов. Второй вариант предполагает создание нового документа путем копирования такого же. При копировании документу присваивается новый номер, а все реквизиты заполняются данными из скопированного документа. Вот почему, если в процедуре ВводНового() вы заполняете некоторые реквизиты при создании нового документа, то необходимо в начале этой процедуры задать проверку факта копирования, для того, чтобы не сбить значения реквизитов.</text:p>
      <text:p text:style-name="P19">3. При третьем варианте новый документ создается на основании существующего документа другого вида. В такой ситуации вместо процедуры ВводНового() будет вызвана процедура ВводНаОсновании(). В ней нужно описать, какие реквизиты нового документа будут заполнены значениями из документа-основания. Естественно, что заполняемые реквизиты нового документа должны иметь тот же тип, что и соответствующие реквизиты-источники. Пример заполнения расходной накладной на основании счета:</text:p>
      <text:p text:style-name="P19">Процедура ВводНаОсновании(ДокОсн)</text:p>
      <text:p text:style-name="P9">РасчетныйСчет = ДокОсн.РасчетныйСчет;<text:line-break/>МестоХранения = глЗначениеПоУмолчанию("ОсновнойСклад");<text:line-break/>Контрагент = ДокОсн.Контрагент;<text:line-break/>Договор = ДокОсн.Договор;<text:line-break/>ВариантРасчетаНалогов = ДокОсн.ВариантРасчетаНалогов;</text:p>
      <text:p text:style-name="P10">ДокОсн.ВыбратьСтроки();<text:line-break/>Пока ДокОсн.ПолучитьСтроку() = 1 Цикл</text:p>
      <text:p text:style-name="P11">НоваяСтрока();<text:line-break/>Товар = ДокОсн.Товар;<text:line-break/>Количество = ДокОсн.Количество;<text:line-break/>Цена = ДокОсн.Цена;<text:line-break/>Сумма = ДокОсн.Сумма;<text:line-break/>НДС = ДокОсн.НДС;<text:line-break/>Всего = ДокОсн.Всего;</text:p>
      <text:p text:style-name="P10">КонецЦикла;</text:p>
      <text:p text:style-name="P19">КонецПроцедуры</text:p>
      <text:p text:style-name="P19">При вызове процедуры происходит установка значений некоторых полей и флажков накладной значениями из счета. Сначала мы заполнили реквизиты шапки, а затем организовали цикл считывания строк табличной части счета операторами ВыбратьСтроки() и ПолучитьСтроку(). В этом же цикле на каждую строку основания вводится и заполняется новая строка накладной (команда НоваяСтрока()).<text:line-break/>Доступ к реквизитам счета осуществляется через переменную ДокОсн, которая является параметром процедуры. Как мы помним (см. описание предопределенных процедур модуля формы документа), в неё передается контекст документа-основания.</text:p>
      <text:p text:style-name="P19">4. Программный способ - для него в языке 1С предусмотрены специальные команды. Можно при записи расходной накладной сформировать документ СчетФактура:</text:p>
      <text:p text:style-name="P19">СФ = СоздатьОбъект("Документ.СчетФактура");<text:line-break/>СФ.Новый();<text:line-break/>СФ.ВариантОтправки = 1;<text:line-break/>СФ.НомерДок = НомерДок; // Счет-фактура будет с тем же номером и датой, что и<text:line-break/><text:soft-page-break/>СФ.ДатаДок = ДатаДок; // накладная. Но так можно и не делать, есть же автонумерация<text:line-break/>СФ.Контрагент=Контрагент;<text:line-break/>СФ.Грузополучатель=Контрагент;<text:line-break/><text:line-break/>ВыбратьСтроки();<text:line-break/>Пока ПолучитьСтроку()=1 Цикл</text:p>
      <text:p text:style-name="P9">СФ.НоваяСтрока();<text:line-break/>// Реквизит "Товар" док-та СчетФактура имеет неопределенный тип<text:line-break/>СФ.НазначитьТип("Товар", "Справочник.Номенклатура");<text:line-break/>СФ.Товар=Товар;<text:line-break/>Если ПустоеЗначение(Товар.СтранаПроисхождения) = 0 Тогда</text:p>
      <text:p text:style-name="P11">// а это обращение к реквизитам справочника "Номенклатура"<text:line-break/>СФ.СтранаПроисхождения = Товар.СтранаПроисхождения;</text:p>
      <text:p text:style-name="P10">Иначе</text:p>
      <text:p text:style-name="P11">СФ.СтранаПроисхождения = "Россия";</text:p>
      <text:p text:style-name="P10">КонецЕсли;</text:p>
      <text:p text:style-name="P10">СФ.Количество=Количество;<text:line-break/>СФ.Цена=Цена;<text:line-break/>СФ.Сумма=Сумма;<text:line-break/>СФ.НДС=НДС;<text:line-break/>СФ.Всего=Сумма+НДС;<text:line-break/><text:line-break/>// Здесь накладная становится основанием счета-фактуры через специальный реквизит<text:line-break/>СФ.ДокументОснование = ТекущийДокумент();</text:p>
      <text:p text:style-name="P19">КонецЦикла;<text:line-break/>СФ.Записать();<text:line-break/>СФ.Провести(0, "Программно");</text:p>
      <text:p text:style-name="P19">Обратите внимание, что сначала создается документ как объект, а затем вводится новый документ. Последующие действия похожи на действия при вводе на основании. Не забудьте, если вы создаете или изменяете документ программно, его необходимо записывать. И пожалуйста, не пытайтесь использовать метод Провести() в теле предопределенной процедуры ОбработкаПроведения() модуля документа!</text:p>
      <text:p text:style-name="P17"><text:bookmark text:name="createobject Copy 1"/>Проведение документа</text:p>
      <text:p text:style-name="P19">Оператор Провести() в приведенном выше примере выполнит проведение документа. При проведении будет вызвана предопределенная процедура ОбработкаПроведения(). Вторым реквизитом передается в обработку проведения значение ("Программно"), по которому процедура ОбработкаПроведения() узнает о программном выполнении проведения. Это может быть простая строка или число, её задача - только обозначить факт программного проведения.</text:p>
      <text:p text:style-name="P19">Если вы работаете с уже существующим документом, то метод Провести() перепроведет документ. А с помощью метода Проведен() можно узнать, проведен ли какой-либо документ:</text:p>
      <text:p text:style-name="P19">Если Док.Проведен() &gt; 0 Тогда</text:p>
      <text:p text:style-name="P9">Сообщить( "Документ № " + Док.НомерДок + " проведен");<text:line-break/>…………… // Какие-то действия, которые нужно сделать с проведенным документом</text:p>
      <text:p text:style-name="P19">КонецЕсли;</text:p>
      <text:p text:style-name="P19">О создании операций и проводок при проведении документов читай раздел Операции и проводки главы Бухгалтерия.</text:p>
      <text:p text:style-name="P21"><text:soft-page-break/>Транзакции</text:p>
      <text:p text:style-name="P19">При создании множества документов или для ускорения работы можно заключить цикл в транзакцию. При этом реальная запись документов произойдет только по команде ЗафиксироватьТранзакцию(). На время транзакции блокируется для других пользователей запись и проведение документов.</text:p>
      <text:p text:style-name="P19">СписаниеМатериалов = СоздатьОбъект("Документ.ТребованиеНакладаная");<text:line-break/>НачатьТранзакцию();<text:line-break/>Для Ном = 1 По 100 Цикл</text:p>
      <text:p text:style-name="P9">СписаниеМатериалов.Новый();<text:line-break/>…………………<text:line-break/>// Заполнение реквизитов<text:line-break/>СписаниеМатериалов.Записать();<text:line-break/>СписаниеМатериалов.Провести();</text:p>
      <text:p text:style-name="P19">КонецЦикла;<text:line-break/>ЗафиксироватьТранзакцию();</text:p>
      <text:p text:style-name="P19">Напомню, что предопределенная процедура ОбработкаПроведения() самостоятельно открывает транзакцию для проведения, однако есть маленькая особенность документа, созданного функцией СоздатьОбъект(). Дело в том, что про программном проведении созданных документов не выполняется автоматическая предварительная запись, и для того, чтобы при любых сбоях и ошибках сохранялась согласованность данных документа и его движений (операций) следует объединять запись и проведение документа в одну транзакцию.</text:p>
      <text:p text:style-name="P21">Установка периодического реквизита справочника при проведении документа</text:p>
      <text:p text:style-name="P19">Простым примером такого действия является установка нового оклада сотруднику в справочнике Сотрудники при проведении, например, штатного расписания.</text:p>
      <text:p text:style-name="P19">Процедура ОбработкаПроведения()</text:p>
      <text:p text:style-name="P9">УстановитьРеквизитСправочника (Сотрудник, "Оклад", НовыйОклад, ДатаДок);</text:p>
      <text:p text:style-name="P19">КонецПроцедуры</text:p>
      <text:p text:style-name="P19">Здесь Сотрудник - значение реквизита документа типа "Справочник", через него в справочнике позиционируется нужный элемент, а "Оклад" - периодический реквизит соответствующего элемента. Этот оператор можно использовать только в предопределенной процедуре ОбработкаПроведения(). Теперь при просмотре истории периодического реквизита вы увидите кроме самого значения, ещё и дату установки (соответствует дате документа), и документ, который установил данное значение.<text:span text:style-name="T1"/></text:p>
      <text:p text:style-name="P1"/>
      <text:p text:style-name="P25"><text:span text:style-name="T11"><draw:frame draw:style-name="fr1" draw:name="Зображення16" text:anchor-type="as-char" svg:width="0.82cm" svg:height="0.714cm" draw:z-index="5"><draw:image xlink:href="file:///home/kmserg/UCS-Skupiy/datatypes/02-document/rombik.gif" xlink:type="simple" xlink:show="embed" xlink:actuate="onLoad"/></draw:frame></text:span><text:bookmark text:name="number"/><text:span text:style-name="T12">Номер документа и нумераторы</text:span></text:p>
      <text:p text:style-name="P19"><text:line-break/><text:span text:style-name="T14">Номер документа</text:span></text:p>
      <text:p text:style-name="P19">При интерактивном или программном создании нового документа ему автоматически присваивается новый уникальный номер. Его можно получить или установить какой-нибудь другой с помощью атрибута НомерДок:</text:p>
      <text:p text:style-name="P19">Док = СоздатьОбъект("Документ.Счет");<text:line-break/>Док.Новый();<text:line-break/>Сообщить("Документу был автоматически присвоен № " + Док.НомерДок);<text:line-break/>Док.<text:span text:style-name="T7">НомерДок</text:span> = "000013";<text:line-break/>Сообщить("Установлен новый № " + "000013");</text:p>
      <text:p text:style-name="P17"><text:bookmark text:name="createobject Copy 2"/>Префикс номера</text:p>
      <text:p text:style-name="P19"><text:soft-page-break/>Если вы используете распределенную базу или желаете, чтобы документы обозначали пользователя, который их создал, полезно пользоваться префиксами - одним или двумя символами, которые подставляются перед собственно номером документа, но при этом "входят" в номер. Не забывайте, что префикс должен быть строковым ("Сч-" или "01", или "1-"), а в свойствах документа должен быть установлен строковый тип номера.</text:p>
      <text:p text:style-name="P19">Док = СоздатьОбъект("Документ.Счет");<text:line-break/>ПрефДок = Лев(ИмяПользователя(),2);<text:line-break/>Док.<text:span text:style-name="T7">ПрефиксНомера</text:span>(ПрефДок + "-");<text:line-break/>Док.Новый();</text:p>
      <text:p text:style-name="P19">Этот метод изменяет префикс по умолчанию, или возвращает текущее значение префикса, если использовать метод без параметра. А вот другая возможность:</text:p>
      <text:p text:style-name="P19">Док = СоздатьОбъект("Документ.Счет");<text:line-break/>ПрефДок = Лев(ИмяПользователя(),2);<text:line-break/>Док.Новый();<text:line-break/>Док.<text:span text:style-name="T7">УстановитьНовыйНомер</text:span>(ПрефДок + "-"); // такая нумерация работает очень корректно</text:p>
      <text:p text:style-name="P19">В отличие от предыдущего этот метод устанавливает (а точнее переустанавливает введенный по умолчанию при исполнении метода Новый()) новый номер с указанным префиксом.</text:p>
      <text:p text:style-name="P17"><text:bookmark text:name="createobject Copy 3"/>Что такое нумератор?</text:p>
      <text:p text:style-name="P19">Нумератор представляет собой объект метаданных, описывающий правила нумерации документов: тип и длина номера документа, его периодичность, необходимость контроля уникальности. Основное назначение нумератора - обеспечить возможность сквозной нумерации документов разного вида, для чего таким документам назначается одинаковый нумератор.</text:p>
      <text:p text:style-name="P19"><text:span text:style-name="T7">Периодичность</text:span>. Этот реквизит устанавливает 2 важные характеристики нумератора: пределы контроля уникальности номеров документов и период повторяемости номеров. Если включен признак контроля уникальности номеров (см. ниже), "Периодичность" устанавливает, в каких пределах осуществлять этот контроль. Например, если установлено "В пределах дня", то уникальность номеров документов будет контролироваться в пределах суток: на следующие сутки номера документов могут повторяться. При включенной автоматической нумерации система будет присваивать очередной порядковый номер каждому новому документу. После завершения периода, установленного в реквизите "Периодичность", нумерация документов начнется с 1.</text:p>
      <text:p text:style-name="P19"><text:span text:style-name="T7">Длина</text:span>. Устанавливает максимальную длину номера документа. Не размахивайтесь без нужды, "длинный" номер снижает производительность работы.</text:p>
      <text:p text:style-name="P19"><text:span text:style-name="T7">Тип</text:span>. Группа "Тип" позволяет выбрать тип значения для номера документа - числовой или текстовый. Выбор текстового типа номера бывает полезен, когда используется сложная система нумерации документов, и номер документа может включать, помимо цифр, также буквы и символы-разделители.</text:p>
      <text:p text:style-name="P19"><text:span text:style-name="T7">Контроль уникальности</text:span>. Если эта опция включена, то при вводе нового документа его номер проверяется на уникальность в пределах, установленных в реквизите "Периодичность".</text:p>
      <text:p text:style-name="P1"/>
      <text:p text:style-name="P25"><text:span text:style-name="T11"><draw:frame draw:style-name="fr1" draw:name="Зображення17" text:anchor-type="as-char" svg:width="0.82cm" svg:height="0.714cm" draw:z-index="6"><draw:image xlink:href="file:///home/kmserg/UCS-Skupiy/datatypes/02-document/rombik.gif" xlink:type="simple" xlink:show="embed" xlink:actuate="onLoad"/></draw:frame></text:span><text:bookmark text:name="datetime"/><text:span text:style-name="T12">Дата, время и позиция документа</text:span></text:p>
      <text:p text:style-name="P17"><text:bookmark text:name="createobject Copy 4"/>Дата документа</text:p>
      <text:p text:style-name="P19">Дата создания (или записи) - обязательный атрибут любого документа. Через него можно получить или назначить дату, с которой будет записан документ:</text:p>
      <text:p text:style-name="P19">Док = СоздатьОбъект("Документ.РасходнаяНакладная");<text:line-break/>Док.Новый();<text:line-break/>Если Док.ДатаДок = '01.01.02' Тогда<text:line-break/><text:soft-page-break/>..........Сообщить("С Новым Годом!");<text:line-break/>КонецЕсли;</text:p>
      <text:p text:style-name="P17"><text:bookmark text:name="createobject Copy 5"/>Время документа</text:p>
      <text:p text:style-name="P19">Кроме даты, позиция документа обозначается временем. С ним можно поступать так:</text:p>
      <text:p text:style-name="P19">Часы = 0;<text:line-break/>Минуты = 0;<text:line-break/>Секунды = 0;<text:line-break/>Док.ПолучитьВремя(Часы, Минуты, Секунды); // Прочтем время<text:line-break/>Если Часы &gt; 21 Тогда</text:p>
      <text:p text:style-name="P9">Предупреждение("Хватит работать по ночам!<text:line-break/>|Документ будет помещен в конец дня");<text:line-break/>Док.АвтоВремяКонецДня(); // документ запишется на 10 сек позже последнего</text:p>
      <text:p text:style-name="P19">ИначеЕсли Часы &lt; 8 Тогда</text:p>
      <text:p text:style-name="P9">Предупреждение("Никто не оценит!<text:line-break/>|Документ будет записан в начало дня");<text:line-break/>Док.АвтоВремяНачалоДня();// документ запишется на 10 сек раньше первого</text:p>
      <text:p text:style-name="P19">ИначеЕсли Вопрос("Записать документ с текущим временем?", 4) = 7 Тогда // ответ "Нет"</text:p>
      <text:p text:style-name="P9">ВвестиЧисло(ЧасУст, "Укажите час, с которым будет записан данный документ",2,0);<text:line-break/>Док.УстановитьВремя(ЧасУст, Минуты, Секунды); // запишется с этим временем</text:p>
      <text:p text:style-name="P19">Иначе</text:p>
      <text:p text:style-name="P9">Док.АвтоВремяТекущее(); // документ запишется с текущим временем</text:p>
      <text:p text:style-name="P19">КонецЕсли;</text:p>
      <text:p text:style-name="P17"><text:bookmark text:name="createobject Copy 6"/>Позиция документа</text:p>
      <text:p text:style-name="P19">В крупных многопользовательских системах часто возникает ситуации, когда новые документы записываются почти одновременно, внутри одной секунды. Но все равно не возникает никаких накладок, т.к. документы разделяются внутри секунды с помощью позиции документа. Она представляет собой специальное 32-х символьное выражение, которое можно прочитать с помощью специального метода:</text:p>
      <text:p text:style-name="P19">ПозДокумента = Док.ПолучитьПозицию(); // только чтение !</text:p>
      <text:p text:style-name="P19">Позиция имеется только у записанного документа.</text:p>
      <text:p text:style-name="P1"/>
      <text:p text:style-name="P25"><text:span text:style-name="T11"><draw:frame draw:style-name="fr1" draw:name="Зображення18" text:anchor-type="as-char" svg:width="0.82cm" svg:height="0.714cm" draw:z-index="7"><draw:image xlink:href="file:///home/kmserg/UCS-Skupiy/datatypes/02-document/rombik.gif" xlink:type="simple" xlink:show="embed" xlink:actuate="onLoad"/></draw:frame></text:span><text:bookmark text:name="ta"/><text:span text:style-name="T12">Точка актуальности (ТА)</text:span></text:p>
      <text:p text:style-name="P17"><text:bookmark text:name="createobject Copy 7"/>Этот страшный зверь - точка актуальности</text:p>
      <text:p text:style-name="P19">Точка актуальности (ТА) - это "текущий" момент времени в хронологии документов, на который регистры оперативного учета содержат текущие значения своих ресурсов. Это значит, что когда вы обращаетесь к регистрам, информация из них выдается именно на момент, куда установлена точка актуальности. Если вам нужны итоги на другой момент, должен запускаться временный расчет. ТА помогает системе определить текущее наличие средств, соответствующее, например, реальному количеству товаров на складе. Все документа, проведенные до ТА, считаются уже произошедшими хозяйственными операциями, если документ проведен после ТА, он не будет учтен при определении остатков регистра. Такая ситуация редка, т.к. документы оперативного учета после проведении автоматически устанавливают ТА на время своего проведения (режим управления ТА при проведении <text:soft-page-break/>документов настраивается на закладке Оперативный учет окна Параметры меню Сервис режима 1С: Предприятие).</text:p>
      <text:p text:style-name="P17"><text:bookmark text:name="createobject Copy 8"/>Программное управление ТА</text:p>
      <table:table table:name="Таблиця6" table:style-name="Таблиця6">
        <table:table-column table:style-name="Таблиця6.A"/>
        <table:table-column table:style-name="Таблиця6.B"/>
        <table:table-row>
          <table:table-cell table:style-name="Таблиця6.A1" office:value-type="string">
            <text:p text:style-name="P12">Предопределенная процедура</text:p>
          </table:table-cell>
          <table:table-cell table:style-name="Таблиця6.B1" office:value-type="string">
            <text:p text:style-name="P12">Описание</text:p>
          </table:table-cell>
        </table:table-row>
        <table:table-row>
          <table:table-cell table:style-name="Таблиця6.A2" office:value-type="string">
            <text:p text:style-name="P13">ПолучитьТА()</text:p>
          </table:table-cell>
          <table:table-cell table:style-name="Таблиця6.B2" office:value-type="string">
            <text:p text:style-name="P13">Возвращает строку, содержащую дату и время ТА. Примерный вид результата этой функции: 09.04.02 08:30:12 Отдельно дату или время ТА можно с помощью функций ПолучитьДатуТА() и ПолучитьВремяТА()</text:p>
          </table:table-cell>
        </table:table-row>
        <table:table-row>
          <table:table-cell table:style-name="Таблиця6.A2" office:value-type="string">
            <text:p text:style-name="P13">ПолучитьПозициюТА()</text:p>
          </table:table-cell>
          <table:table-cell table:style-name="Таблиця6.B2" office:value-type="string">
            <text:p text:style-name="P13">Позиция ТА имеет такое же представление, как и позиция документа (см. выше). Посмотреть ее можно с помощью данной функции.</text:p>
          </table:table-cell>
        </table:table-row>
        <table:table-row>
          <table:table-cell table:style-name="Таблиця6.A2" office:value-type="string">
            <text:p text:style-name="P13">ПолучитьДокументТА()</text:p>
          </table:table-cell>
          <table:table-cell table:style-name="Таблиця6.B2" office:value-type="string">
            <text:p text:style-name="P13">Можно получить документ, который стоит на точке актуальности. Функция возвратит ссылку на этот документ:ПослДок = ПолучитьДокументТА();Сообщить("Последний документ имеет номер " + ПослДок.НомерДок);</text:p>
          </table:table-cell>
        </table:table-row>
        <table:table-row>
          <table:table-cell table:style-name="Таблиця6.A2" office:value-type="string">
            <text:p text:style-name="P13">УстановитьТАна(Полож)</text:p>
          </table:table-cell>
          <table:table-cell table:style-name="Таблиця6.B2" office:value-type="string">
            <text:p text:style-name="P13">Устанавливает ТА на начало даты или перед документом. Полож - переменная типа "Дата" или ссылка на документ. Метод можно использовать только в монопольном режиме.</text:p>
          </table:table-cell>
        </table:table-row>
        <table:table-row>
          <table:table-cell table:style-name="Таблиця6.A2" office:value-type="string">
            <text:p text:style-name="P13">УстановитьТАпо(Полож)</text:p>
          </table:table-cell>
          <table:table-cell table:style-name="Таблиця6.B2" office:value-type="string">
            <text:p text:style-name="P13">Метод похож на предыдущий, только устанавливает ТА на конец даты или после документа.</text:p>
          </table:table-cell>
        </table:table-row>
        <table:table-row>
          <table:table-cell table:style-name="Таблиця6.A2" office:value-type="string">
            <text:p text:style-name="P13">АвтоВремяПослеТА()</text:p>
          </table:table-cell>
          <table:table-cell table:style-name="Таблиця6.B2" office:value-type="string">
            <text:p text:style-name="P13">Метод документа изменяет предыдущую (в том числе и пользовательскую) установку автоматического времени нового документа так, чтобы он записывался со временем после ТА.</text:p>
          </table:table-cell>
        </table:table-row>
        <table:table-row>
          <table:table-cell table:style-name="Таблиця6.A2" office:value-type="string">
            <text:p text:style-name="P13">ПроводитьПослеТА(ФлагНеПров, ФлагПров)</text:p>
          </table:table-cell>
          <table:table-cell table:style-name="Таблиця6.B2" office:value-type="string">
            <text:p text:style-name="P13">Метод модуля формы документа изменяет предыдущую (в том числе и пользовательскую) установку проведения и перепроведения документа относительно ТА. Если флаги имеют значение "-1", документ будет проводиться (или перепроводиться) всегда задним числом (до ТА). Флаг с единицей установит режим проведения (перепроведения) в реальном потоке времени (т.е. после ТА). Для флага ФлагНеПров имеется дополнительное нулевое значение. В этом случае при проведении режима будет выбирать пользователь.</text:p>
          </table:table-cell>
        </table:table-row>
        <table:table-row>
          <table:table-cell table:style-name="Таблиця6.A9" office:value-type="string">
            <text:p text:style-name="P13">ИтогиАктуальны()</text:p>
          </table:table-cell>
          <table:table-cell table:style-name="Таблиця6.B9" office:value-type="string">
            <text:p text:style-name="P13">Метод предопределенной процедуры ОбработкаПроведения() модуля документа определяет актуальность итогов на момент проведения документа. Если метод возвратил значение "1", можно обращаться к текущим итогам с помощью методов объекта "Регистр" или с помощью запроса без указания конечной границы. Если метод возвратил "0", то необходимо запускать временный расчет регистра.</text:p>
          </table:table-cell>
        </table:table-row>
      </table:table>
      <text:p text:style-name="P27"/>
      <text:p text:style-name="P1"/>
      <text:p text:style-name="P25"><text:span text:style-name="T11"><draw:frame draw:style-name="fr1" draw:name="Зображення19" text:anchor-type="as-char" svg:width="0.82cm" svg:height="0.714cm" draw:z-index="8"><draw:image xlink:href="file:///home/kmserg/UCS-Skupiy/datatypes/02-document/rombik.gif" xlink:type="simple" xlink:show="embed" xlink:actuate="onLoad"/></draw:frame></text:span><text:bookmark text:name="posledov"/><text:span text:style-name="T12">Последовательности</text:span></text:p>
      <text:p text:style-name="P19">Последовательности документов - специальный механизм системы 1С, который позволяет поддерживать правильность итогов и данных проводок документов. Если документы при проведении использует данные бухгалтерских итогов или итогов регистров, то в случае, если задним числом каким-то образом меняются итоги, необходимо автоматически перепроводить все документы, которые использовали измененные итоги. Вот надзором за этим делом и занимаются Последовательности. При описании последовательности в конфигураторе, описывается, какие изменения регистров или бухгалтерских итогов по счетам будут влиять на последовательность, и какие документы входят в эту последовательность (это могут быть документы разного вида). Граница последовательности (ГП) - позиция последнего проведенного с "правильными" итогами документа. Если какие-то итоги изменяются задним числом, граница последовательности отодвигается назад на последний документ, при проведении которого использовались последние "нетронутые" итоги, а все документы, проведенные на основе изменившихся данных итогов, окажутся после границы последовательности. Восстановление последовательности - значит перепроведение всех документов, начиная от границы последовательности, заканчивая точкой актуальности или рабочей датой. Для восстановления <text:soft-page-break/>последовательности в пользовательском режиме необходимо вызвать пункт Проведение документов… меню Операции.</text:p>
      <text:p text:style-name="P19">Методы последовательностей записываются через точку после полного имени последовательности:</text:p>
      <text:p text:style-name="P19">Последовательность.УчетТоваров.ПринадлежитПоследовательности(ТекДокумент);<text:line-break/>Здесь "УчетТоваров" - имя последовательности, заданной в конфигурации.</text:p>
      <text:p text:style-name="P17"><text:bookmark text:name="createobject Copy 9"/>Программные методы последовательностей</text:p>
      <table:table table:name="Таблиця7" table:style-name="Таблиця7">
        <table:table-column table:style-name="Таблиця7.A"/>
        <table:table-column table:style-name="Таблиця7.B"/>
        <table:table-row>
          <table:table-cell table:style-name="Таблиця7.A1" office:value-type="string">
            <text:p text:style-name="P12">Метод</text:p>
          </table:table-cell>
          <table:table-cell table:style-name="Таблиця7.B1" office:value-type="string">
            <text:p text:style-name="P12">Описание</text:p>
          </table:table-cell>
        </table:table-row>
        <table:table-row>
          <table:table-cell table:style-name="Таблиця7.A2" office:value-type="string">
            <text:p text:style-name="P13">ПринадлежитПоследовательности(Докум)</text:p>
          </table:table-cell>
          <table:table-cell table:style-name="Таблиця7.B2" office:value-type="string">
            <text:p text:style-name="P13">Определяет, принадлежит ли документ (или вид документа) данной последовательности. Возвращает "1", если принадлежит, "0" - если нет.</text:p>
          </table:table-cell>
        </table:table-row>
        <table:table-row>
          <table:table-cell table:style-name="Таблиця7.A2" office:value-type="string">
            <text:p text:style-name="P13">ПолучитьАтрибут(Имя)</text:p>
          </table:table-cell>
          <table:table-cell table:style-name="Таблиця7.B2" office:value-type="string">
            <text:p text:style-name="P13">Получить значение последовательности по строке с именем последовательности. Обычно применяется для передачи контекста данной последовательности в переменную.</text:p>
          </table:table-cell>
        </table:table-row>
        <table:table-row>
          <table:table-cell table:style-name="Таблиця7.A2" office:value-type="string">
            <text:p text:style-name="P13">ПолучитьПозицию(),<text:line-break/>ПолучитьДокумент()</text:p>
          </table:table-cell>
          <table:table-cell table:style-name="Таблиця7.B2" office:value-type="string">
            <text:p text:style-name="P13">Схожие между собой методы, первый возвращает строковую позицию границы последовательности (ГП), а второй - ссылку на документ, на котором стоит граница последовательности.</text:p>
          </table:table-cell>
        </table:table-row>
        <table:table-row>
          <table:table-cell table:style-name="Таблиця7.A2" office:value-type="string">
            <text:p text:style-name="P13">ПолучитьДату(),<text:line-break/>ПолучитьВремя(Ч,М,С)</text:p>
          </table:table-cell>
          <table:table-cell table:style-name="Таблиця7.B2" office:value-type="string">
            <text:p text:style-name="P13">Тоже подобные методы, первый возвращает дату, а второй - время границы последовательности (ГП), причем часы, минуты, секунды записываются в разные переменные.</text:p>
          </table:table-cell>
        </table:table-row>
        <table:table-row>
          <table:table-cell table:style-name="Таблиця7.A2" office:value-type="string">
            <text:p text:style-name="P13">Сравнить(Докум)</text:p>
          </table:table-cell>
          <table:table-cell table:style-name="Таблиця7.B2" office:value-type="string">
            <text:p text:style-name="P13">Очень удобный метод для определения положения документа (или даты) относительно ГП. В параметр Докум можно записать дату, документ или позицию документа. Возвращает "-1", если ГП раньше, "0" - если равны, и "1", если ГП позже.</text:p>
          </table:table-cell>
        </table:table-row>
        <table:table-row>
          <table:table-cell table:style-name="Таблиця7.A2" office:value-type="string">
            <text:p text:style-name="P13">Установить(Положение)</text:p>
          </table:table-cell>
          <table:table-cell table:style-name="Таблиця7.B2" office:value-type="string">
            <text:p text:style-name="P13">Принудительно устанавливает ГП в позицию, указанную переменной Положение. В эту переменную можно передавать документ, дату или позицию документа. Осторожнее со сдвигом "вперед", документы до новой точки автоматически не перепроводятся.</text:p>
          </table:table-cell>
        </table:table-row>
        <table:table-row>
          <table:table-cell table:style-name="Таблиця7.A8" office:value-type="string">
            <text:p text:style-name="P13">ВыбратьПоПоследовательности(ДатаНач, ДатаКон, Имя)</text:p>
          </table:table-cell>
          <table:table-cell table:style-name="Таблиця7.B8" office:value-type="string">
            <text:p text:style-name="P13">Открывает выборку документов с ДатаНач по ДатаКон, принадлежащих указанной Последовательности. В качестве дат так же можно использовать документы или их позиции.</text:p>
          </table:table-cell>
        </table:table-row>
      </table:table>
      <text:p text:style-name="P28"><text:line-break/><text:bookmark text:name="createobject Copy 10"/><text:span text:style-name="T17">Пример автоматической процедуры восстановления последовательности</text:span></text:p>
      <text:p text:style-name="P19">// получим границу последовательности<text:line-break/>ПозицияНач = СформироватьПозициюДокумента (Последовательность.ОсновнаяПоследовательность.ПолучитьПозицию(), 1);<text:line-break/>Док = СоздатьОбъект("Документ");<text:line-break/><text:line-break/>// отберем док-ты посл-ти "ОсновнаяПоследовательность"<text:line-break/>Док.ВыбратьПоПоследовательности(ПозицияНач, ПолучитьПозициюТА(), "ОсновнаяПоследовательность");<text:line-break/>Пока Док.ПолучитьДокумент() = 1 Цикл</text:p>
      <text:p text:style-name="P9">Док.Провести(); // перепроводим документы<text:line-break/>Сообщить("Восстановление последовательности "+Док);</text:p>
      <text:p text:style-name="P19">КонецЦикла;</text:p>
      <text:p text:style-name="P24"> </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ejaVu Sans" style:font-size-asian="10.5pt" style:language-asian="zh" style:country-asian="CN"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ejaVu Sans" style:font-size-asian="10.5pt" style:language-asian="zh" style:country-asian="CN" style:font-name-complex="DejaVu Sans"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Сергій Шатній</meta:initial-creator>
    <meta:creation-date>2025-05-11T09:58:32.852674104</meta:creation-date>
    <dc:date>2025-05-11T10:02:05.455518320</dc:date>
    <dc:creator>Сергій Шатній</dc:creator>
    <meta:editing-duration>PT3M33S</meta:editing-duration>
    <meta:editing-cycles>2</meta:editing-cycles>
    <meta:generator>LibreOffice/7.4.7.2$Linux_X86_64 LibreOffice_project/40$Build-2</meta:generator>
    <meta:document-statistic meta:table-count="6" meta:image-count="17" meta:object-count="0" meta:page-count="16" meta:paragraph-count="279" meta:word-count="4865" meta:character-count="40375" meta:non-whitespace-character-count="35751"/>
  </office:meta>
</office:document-meta>
</file>